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2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2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2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2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2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2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2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2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2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12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6" style:family="table-cell" style:parent-style-name="Default" style:data-style-name="N108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7" style:family="table-cell" style:parent-style-name="Default" style:data-style-name="N108"/>
    <style:style style:name="ce18" style:family="table-cell" style:parent-style-name="Default" style:data-style-name="N108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9" style:family="table-cell" style:parent-style-name="Default" style:data-style-name="N108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20" style:family="table-cell" style:parent-style-name="Default" style:data-style-name="N108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21" style:family="table-cell" style:parent-style-name="Default" style:data-style-name="N108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22" style:family="table-cell" style:parent-style-name="Default" style:data-style-name="N108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23" style:family="table-cell" style:parent-style-name="Default" style:data-style-name="N108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24" style:family="table-cell" style:parent-style-name="Default" style:data-style-name="N108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25" style:family="table-cell" style:parent-style-name="Default" style:data-style-name="N108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26" style:family="table-cell" style:parent-style-name="Default" style:data-style-name="N108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27" style:family="table-cell" style:parent-style-name="Default" style:data-style-name="N108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8" style:family="table-cell" style:parent-style-name="Default" style:data-style-name="N108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29" style:family="table-cell" style:parent-style-name="Default" style:data-style-name="N108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30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31" style:family="table-cell" style:parent-style-name="Default" style:data-style-name="N120">
      <style:table-cell-properties fo:background-color="transparent"/>
      <style:text-properties style:use-window-font-color="true"/>
    </style:style>
    <style:style style:name="ce32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33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34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35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36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37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38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39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40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41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42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43" style:family="table-cell" style:parent-style-name="Default" style:data-style-name="N120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44" style:family="table-cell" style:parent-style-name="Default" style:data-style-name="N120"/>
    <style:style style:name="ce45" style:family="table-cell" style:parent-style-name="Default" style:data-style-name="N119"/>
    <style:style style:name="ce46" style:family="table-cell" style:parent-style-name="Default" style:data-style-name="N119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19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1" table:number-columns-repeated="9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2" office:value-type="float" office:value="0.9978659" calcext:value-type="float">
            <text:p>0,998</text:p>
          </table:table-cell>
          <table:table-cell table:style-name="ce2" office:value-type="float" office:value="0.9999996" calcext:value-type="float">
            <text:p>1,000</text:p>
          </table:table-cell>
          <table:table-cell table:style-name="ce2" office:value-type="float" office:value="0.9819794" calcext:value-type="float">
            <text:p>0,982</text:p>
          </table:table-cell>
          <table:table-cell table:style-name="ce2" office:value-type="float" office:value="0.9931648" calcext:value-type="float">
            <text:p>0,993</text:p>
          </table:table-cell>
          <table:table-cell table:style-name="ce2" office:value-type="float" office:value="0.9534286" calcext:value-type="float">
            <text:p>0,953</text:p>
          </table:table-cell>
          <table:table-cell table:style-name="ce2" office:value-type="float" office:value="0.9704888" calcext:value-type="float">
            <text:p>0,970</text:p>
          </table:table-cell>
          <table:table-cell table:formula="of:=LARGE([.B2:.G2];1)" office:value-type="float" office:value="0.9999996" calcext:value-type="float">
            <text:p>1,000</text:p>
          </table:table-cell>
          <table:table-cell table:formula="of:=LARGE([.B2:.G2];2)" office:value-type="float" office:value="0.9978659" calcext:value-type="float">
            <text:p>0,998</text:p>
          </table:table-cell>
          <table:table-cell table:formula="of:=LARGE([.B2:.G2];3)" office:value-type="float" office:value="0.9931648" calcext:value-type="float">
            <text:p>0,993</text:p>
          </table:table-cell>
        </table:table-row>
        <table:table-row table:style-name="ro1">
          <table:covered-table-cell table:style-name="Default"/>
          <table:table-cell office:value-type="float" office:value="0.00157156650829673" calcext:value-type="float">
            <text:p>0,002</text:p>
          </table:table-cell>
          <table:table-cell office:value-type="float" office:value="0.00000048989794857072" calcext:value-type="float">
            <text:p>0,000</text:p>
          </table:table-cell>
          <table:table-cell office:value-type="float" office:value="0.00847245532534695" calcext:value-type="float">
            <text:p>0,008</text:p>
          </table:table-cell>
          <table:table-cell office:value-type="float" office:value="0.00244214142915599" calcext:value-type="float">
            <text:p>0,002</text:p>
          </table:table-cell>
          <table:table-cell office:value-type="float" office:value="0.00463131925481282" calcext:value-type="float">
            <text:p>0,005</text:p>
          </table:table-cell>
          <table:table-cell office:value-type="float" office:value="0.00643705405911741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9856517" calcext:value-type="float">
            <text:p>0,986</text:p>
          </table:table-cell>
          <table:table-cell table:style-name="ce4" office:value-type="float" office:value="0.9939204" calcext:value-type="float">
            <text:p>0,994</text:p>
          </table:table-cell>
          <table:table-cell table:style-name="ce4" office:value-type="float" office:value="0.9348403" calcext:value-type="float">
            <text:p>0,935</text:p>
          </table:table-cell>
          <table:table-cell table:style-name="ce4" office:value-type="float" office:value="0.9076459" calcext:value-type="float">
            <text:p>0,908</text:p>
          </table:table-cell>
          <table:table-cell table:style-name="ce4" office:value-type="float" office:value="0.8904059" calcext:value-type="float">
            <text:p>0,890</text:p>
          </table:table-cell>
          <table:table-cell table:style-name="ce4" office:value-type="float" office:value="0.9529272" calcext:value-type="float">
            <text:p>0,953</text:p>
          </table:table-cell>
          <table:table-cell table:formula="of:=LARGE([.B4:.G4];1)" office:value-type="float" office:value="0.9939204" calcext:value-type="float">
            <text:p>0,994</text:p>
          </table:table-cell>
          <table:table-cell table:formula="of:=LARGE([.B4:.G4];2)" office:value-type="float" office:value="0.9856517" calcext:value-type="float">
            <text:p>0,986</text:p>
          </table:table-cell>
          <table:table-cell table:formula="of:=LARGE([.B4:.G4];3)" office:value-type="float" office:value="0.9529272" calcext:value-type="float">
            <text:p>0,953</text:p>
          </table:table-cell>
        </table:table-row>
        <table:table-row table:style-name="ro1">
          <table:covered-table-cell table:style-name="Default"/>
          <table:table-cell office:value-type="float" office:value="0.00424158609602587" calcext:value-type="float">
            <text:p>0,004</text:p>
          </table:table-cell>
          <table:table-cell office:value-type="float" office:value="0.00303602118569685" calcext:value-type="float">
            <text:p>0,003</text:p>
          </table:table-cell>
          <table:table-cell office:value-type="float" office:value="0.022745524900736" calcext:value-type="float">
            <text:p>0,023</text:p>
          </table:table-cell>
          <table:table-cell office:value-type="float" office:value="0.0130242110659341" calcext:value-type="float">
            <text:p>0,013</text:p>
          </table:table-cell>
          <table:table-cell office:value-type="float" office:value="0.0035091347209818" calcext:value-type="float">
            <text:p>0,004</text:p>
          </table:table-cell>
          <table:table-cell office:value-type="float" office:value="0.0037607697031326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9859225" calcext:value-type="float">
            <text:p>0,986</text:p>
          </table:table-cell>
          <table:table-cell table:style-name="ce5" office:value-type="float" office:value="0.9737557" calcext:value-type="float">
            <text:p>0,974</text:p>
          </table:table-cell>
          <table:table-cell table:style-name="ce5" office:value-type="float" office:value="0.9328172" calcext:value-type="float">
            <text:p>0,933</text:p>
          </table:table-cell>
          <table:table-cell table:style-name="ce5" office:value-type="float" office:value="0.8593839" calcext:value-type="float">
            <text:p>0,859</text:p>
          </table:table-cell>
          <table:table-cell table:style-name="ce5" office:value-type="float" office:value="0.8229683" calcext:value-type="float">
            <text:p>0,823</text:p>
          </table:table-cell>
          <table:table-cell table:style-name="ce5" office:value-type="float" office:value="0.9535419" calcext:value-type="float">
            <text:p>0,954</text:p>
          </table:table-cell>
          <table:table-cell table:formula="of:=LARGE([.B6:.G6];1)" office:value-type="float" office:value="0.9859225" calcext:value-type="float">
            <text:p>0,986</text:p>
          </table:table-cell>
          <table:table-cell table:formula="of:=LARGE([.B6:.G6];2)" office:value-type="float" office:value="0.9737557" calcext:value-type="float">
            <text:p>0,974</text:p>
          </table:table-cell>
          <table:table-cell table:formula="of:=LARGE([.B6:.G6];3)" office:value-type="float" office:value="0.9535419" calcext:value-type="float">
            <text:p>0,954</text:p>
          </table:table-cell>
        </table:table-row>
        <table:table-row table:style-name="ro1">
          <table:covered-table-cell table:style-name="Default"/>
          <table:table-cell office:value-type="float" office:value="0.00423969806118314" calcext:value-type="float">
            <text:p>0,004</text:p>
          </table:table-cell>
          <table:table-cell office:value-type="float" office:value="0.00415835039528897" calcext:value-type="float">
            <text:p>0,004</text:p>
          </table:table-cell>
          <table:table-cell office:value-type="float" office:value="0.0244206151347586" calcext:value-type="float">
            <text:p>0,024</text:p>
          </table:table-cell>
          <table:table-cell office:value-type="float" office:value="0.0129153619264038" calcext:value-type="float">
            <text:p>0,013</text:p>
          </table:table-cell>
          <table:table-cell office:value-type="float" office:value="0.00698596473008561" calcext:value-type="float">
            <text:p>0,007</text:p>
          </table:table-cell>
          <table:table-cell office:value-type="float" office:value="0.0050110214018701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9853718" calcext:value-type="float">
            <text:p>0,985</text:p>
          </table:table-cell>
          <table:table-cell table:style-name="ce6" office:value-type="float" office:value="0.967933" calcext:value-type="float">
            <text:p>0,968</text:p>
          </table:table-cell>
          <table:table-cell table:style-name="ce6" office:value-type="float" office:value="0.9337506" calcext:value-type="float">
            <text:p>0,934</text:p>
          </table:table-cell>
          <table:table-cell table:style-name="ce6" office:value-type="float" office:value="0.8225204" calcext:value-type="float">
            <text:p>0,823</text:p>
          </table:table-cell>
          <table:table-cell table:style-name="ce6" office:value-type="float" office:value="0.7829617" calcext:value-type="float">
            <text:p>0,783</text:p>
          </table:table-cell>
          <table:table-cell table:style-name="ce6" office:value-type="float" office:value="0.9577431" calcext:value-type="float">
            <text:p>0,958</text:p>
          </table:table-cell>
          <table:table-cell table:formula="of:=LARGE([.B8:.G8];1)" office:value-type="float" office:value="0.9853718" calcext:value-type="float">
            <text:p>0,985</text:p>
          </table:table-cell>
          <table:table-cell table:formula="of:=LARGE([.B8:.G8];2)" office:value-type="float" office:value="0.967933" calcext:value-type="float">
            <text:p>0,968</text:p>
          </table:table-cell>
          <table:table-cell table:formula="of:=LARGE([.B8:.G8];3)" office:value-type="float" office:value="0.9577431" calcext:value-type="float">
            <text:p>0,958</text:p>
          </table:table-cell>
        </table:table-row>
        <table:table-row table:style-name="ro1">
          <table:covered-table-cell table:style-name="Default"/>
          <table:table-cell office:value-type="float" office:value="0.005697421500995" calcext:value-type="float">
            <text:p>0,006</text:p>
          </table:table-cell>
          <table:table-cell office:value-type="float" office:value="0.00581930236368588" calcext:value-type="float">
            <text:p>0,006</text:p>
          </table:table-cell>
          <table:table-cell office:value-type="float" office:value="0.0249481978395234" calcext:value-type="float">
            <text:p>0,025</text:p>
          </table:table-cell>
          <table:table-cell office:value-type="float" office:value="0.0100555770615117" calcext:value-type="float">
            <text:p>0,010</text:p>
          </table:table-cell>
          <table:table-cell office:value-type="float" office:value="0.00996693756426716" calcext:value-type="float">
            <text:p>0,010</text:p>
          </table:table-cell>
          <table:table-cell office:value-type="float" office:value="0.0054209967063262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" office:value-type="float" office:value="0.981319" calcext:value-type="float">
            <text:p>0,981</text:p>
          </table:table-cell>
          <table:table-cell table:style-name="ce7" office:value-type="float" office:value="0.9978296" calcext:value-type="float">
            <text:p>0,998</text:p>
          </table:table-cell>
          <table:table-cell table:style-name="ce7" office:value-type="float" office:value="0.9565832" calcext:value-type="float">
            <text:p>0,957</text:p>
          </table:table-cell>
          <table:table-cell table:style-name="ce7" office:value-type="float" office:value="0.9498584" calcext:value-type="float">
            <text:p>0,950</text:p>
          </table:table-cell>
          <table:table-cell table:style-name="ce7" office:value-type="float" office:value="0.8816268" calcext:value-type="float">
            <text:p>0,882</text:p>
          </table:table-cell>
          <table:table-cell table:style-name="ce7" office:value-type="float" office:value="0.9118219" calcext:value-type="float">
            <text:p>0,912</text:p>
          </table:table-cell>
          <table:table-cell table:formula="of:=LARGE([.B10:.G10];1)" office:value-type="float" office:value="0.9978296" calcext:value-type="float">
            <text:p>0,998</text:p>
          </table:table-cell>
          <table:table-cell table:formula="of:=LARGE([.B10:.G10];2)" office:value-type="float" office:value="0.981319" calcext:value-type="float">
            <text:p>0,981</text:p>
          </table:table-cell>
          <table:table-cell table:formula="of:=LARGE([.B10:.G10];3)" office:value-type="float" office:value="0.9565832" calcext:value-type="float">
            <text:p>0,957</text:p>
          </table:table-cell>
        </table:table-row>
        <table:table-row table:style-name="ro1">
          <table:covered-table-cell table:style-name="Default"/>
          <table:table-cell office:value-type="float" office:value="0.00338161035602862" calcext:value-type="float">
            <text:p>0,003</text:p>
          </table:table-cell>
          <table:table-cell office:value-type="float" office:value="0.000197805561094732" calcext:value-type="float">
            <text:p>0,000</text:p>
          </table:table-cell>
          <table:table-cell office:value-type="float" office:value="0.0109702868677168" calcext:value-type="float">
            <text:p>0,011</text:p>
          </table:table-cell>
          <table:table-cell office:value-type="float" office:value="0.00405149143402772" calcext:value-type="float">
            <text:p>0,004</text:p>
          </table:table-cell>
          <table:table-cell office:value-type="float" office:value="0.00597557073090095" calcext:value-type="float">
            <text:p>0,006</text:p>
          </table:table-cell>
          <table:table-cell office:value-type="float" office:value="0.00803246210635318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" office:value-type="float" office:value="0.9405906" calcext:value-type="float">
            <text:p>0,941</text:p>
          </table:table-cell>
          <table:table-cell table:style-name="ce8" office:value-type="float" office:value="0.9889657" calcext:value-type="float">
            <text:p>0,989</text:p>
          </table:table-cell>
          <table:table-cell table:style-name="ce8" office:value-type="float" office:value="0.8593974" calcext:value-type="float">
            <text:p>0,859</text:p>
          </table:table-cell>
          <table:table-cell table:style-name="ce8" office:value-type="float" office:value="0.819525" calcext:value-type="float">
            <text:p>0,820</text:p>
          </table:table-cell>
          <table:table-cell table:style-name="ce8" office:value-type="float" office:value="0.7829096" calcext:value-type="float">
            <text:p>0,783</text:p>
          </table:table-cell>
          <table:table-cell table:style-name="ce8" office:value-type="float" office:value="0.8494254" calcext:value-type="float">
            <text:p>0,849</text:p>
          </table:table-cell>
          <table:table-cell table:formula="of:=LARGE([.B12:.G12];1)" office:value-type="float" office:value="0.9889657" calcext:value-type="float">
            <text:p>0,989</text:p>
          </table:table-cell>
          <table:table-cell table:formula="of:=LARGE([.B12:.G12];2)" office:value-type="float" office:value="0.9405906" calcext:value-type="float">
            <text:p>0,941</text:p>
          </table:table-cell>
          <table:table-cell table:formula="of:=LARGE([.B12:.G12];3)" office:value-type="float" office:value="0.8593974" calcext:value-type="float">
            <text:p>0,859</text:p>
          </table:table-cell>
        </table:table-row>
        <table:table-row table:style-name="ro1">
          <table:covered-table-cell table:style-name="Default"/>
          <table:table-cell office:value-type="float" office:value="0.00465538005322873" calcext:value-type="float">
            <text:p>0,005</text:p>
          </table:table-cell>
          <table:table-cell office:value-type="float" office:value="0.00350419314678859" calcext:value-type="float">
            <text:p>0,004</text:p>
          </table:table-cell>
          <table:table-cell office:value-type="float" office:value="0.0163511460589159" calcext:value-type="float">
            <text:p>0,016</text:p>
          </table:table-cell>
          <table:table-cell office:value-type="float" office:value="0.0156044748966442" calcext:value-type="float">
            <text:p>0,016</text:p>
          </table:table-cell>
          <table:table-cell office:value-type="float" office:value="0.00416286361054501" calcext:value-type="float">
            <text:p>0,004</text:p>
          </table:table-cell>
          <table:table-cell office:value-type="float" office:value="0.0037140408506100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" office:value-type="float" office:value="0.9300399" calcext:value-type="float">
            <text:p>0,930</text:p>
          </table:table-cell>
          <table:table-cell table:style-name="ce9" office:value-type="float" office:value="0.9823687" calcext:value-type="float">
            <text:p>0,982</text:p>
          </table:table-cell>
          <table:table-cell table:style-name="ce9" office:value-type="float" office:value="0.8204825" calcext:value-type="float">
            <text:p>0,820</text:p>
          </table:table-cell>
          <table:table-cell table:style-name="ce9" office:value-type="float" office:value="0.7547098" calcext:value-type="float">
            <text:p>0,755</text:p>
          </table:table-cell>
          <table:table-cell table:style-name="ce9" office:value-type="float" office:value="0.7243598" calcext:value-type="float">
            <text:p>0,724</text:p>
          </table:table-cell>
          <table:table-cell table:style-name="ce9" office:value-type="float" office:value="0.858692" calcext:value-type="float">
            <text:p>0,859</text:p>
          </table:table-cell>
          <table:table-cell table:formula="of:=LARGE([.B14:.G14];1)" office:value-type="float" office:value="0.9823687" calcext:value-type="float">
            <text:p>0,982</text:p>
          </table:table-cell>
          <table:table-cell table:formula="of:=LARGE([.B14:.G14];2)" office:value-type="float" office:value="0.9300399" calcext:value-type="float">
            <text:p>0,930</text:p>
          </table:table-cell>
          <table:table-cell table:formula="of:=LARGE([.B14:.G14];3)" office:value-type="float" office:value="0.858692" calcext:value-type="float">
            <text:p>0,859</text:p>
          </table:table-cell>
        </table:table-row>
        <table:table-row table:style-name="ro1">
          <table:covered-table-cell table:style-name="Default"/>
          <table:table-cell office:value-type="float" office:value="0.00796540976284335" calcext:value-type="float">
            <text:p>0,008</text:p>
          </table:table-cell>
          <table:table-cell office:value-type="float" office:value="0.00518546028911611" calcext:value-type="float">
            <text:p>0,005</text:p>
          </table:table-cell>
          <table:table-cell office:value-type="float" office:value="0.0157186384858868" calcext:value-type="float">
            <text:p>0,016</text:p>
          </table:table-cell>
          <table:table-cell office:value-type="float" office:value="0.0117819093596921" calcext:value-type="float">
            <text:p>0,012</text:p>
          </table:table-cell>
          <table:table-cell office:value-type="float" office:value="0.00599159571066003" calcext:value-type="float">
            <text:p>0,006</text:p>
          </table:table-cell>
          <table:table-cell office:value-type="float" office:value="0.0047966145561218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0" office:value-type="float" office:value="0.93938" calcext:value-type="float">
            <text:p>0,939</text:p>
          </table:table-cell>
          <table:table-cell table:style-name="ce10" office:value-type="float" office:value="0.9752719" calcext:value-type="float">
            <text:p>0,975</text:p>
          </table:table-cell>
          <table:table-cell table:style-name="ce10" office:value-type="float" office:value="0.8134992" calcext:value-type="float">
            <text:p>0,813</text:p>
          </table:table-cell>
          <table:table-cell table:style-name="ce10" office:value-type="float" office:value="0.745048" calcext:value-type="float">
            <text:p>0,745</text:p>
          </table:table-cell>
          <table:table-cell table:style-name="ce10" office:value-type="float" office:value="0.6975253" calcext:value-type="float">
            <text:p>0,698</text:p>
          </table:table-cell>
          <table:table-cell table:style-name="ce10" office:value-type="float" office:value="0.8803556" calcext:value-type="float">
            <text:p>0,880</text:p>
          </table:table-cell>
          <table:table-cell table:formula="of:=LARGE([.B16:.G16];1)" office:value-type="float" office:value="0.9752719" calcext:value-type="float">
            <text:p>0,975</text:p>
          </table:table-cell>
          <table:table-cell table:formula="of:=LARGE([.B16:.G16];2)" office:value-type="float" office:value="0.93938" calcext:value-type="float">
            <text:p>0,939</text:p>
          </table:table-cell>
          <table:table-cell table:formula="of:=LARGE([.B16:.G16];3)" office:value-type="float" office:value="0.8803556" calcext:value-type="float">
            <text:p>0,880</text:p>
          </table:table-cell>
        </table:table-row>
        <table:table-row table:style-name="ro1">
          <table:covered-table-cell table:style-name="Default"/>
          <table:table-cell office:value-type="float" office:value="0.00575849494225705" calcext:value-type="float">
            <text:p>0,006</text:p>
          </table:table-cell>
          <table:table-cell office:value-type="float" office:value="0.0076887917314751" calcext:value-type="float">
            <text:p>0,008</text:p>
          </table:table-cell>
          <table:table-cell office:value-type="float" office:value="0.0103998934494542" calcext:value-type="float">
            <text:p>0,010</text:p>
          </table:table-cell>
          <table:table-cell office:value-type="float" office:value="0.0153878390555659" calcext:value-type="float">
            <text:p>0,015</text:p>
          </table:table-cell>
          <table:table-cell office:value-type="float" office:value="0.00586539884492093" calcext:value-type="float">
            <text:p>0,006</text:p>
          </table:table-cell>
          <table:table-cell office:value-type="float" office:value="0.00265047860583707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1" office:value-type="float" office:value="0.9608958" calcext:value-type="float">
            <text:p>0,961</text:p>
          </table:table-cell>
          <table:table-cell table:style-name="ce11" office:value-type="float" office:value="0.9508003" calcext:value-type="float">
            <text:p>0,951</text:p>
          </table:table-cell>
          <table:table-cell table:style-name="ce11" office:value-type="float" office:value="0.9403973" calcext:value-type="float">
            <text:p>0,940</text:p>
          </table:table-cell>
          <table:table-cell table:style-name="ce11" office:value-type="float" office:value="0.8979339" calcext:value-type="float">
            <text:p>0,898</text:p>
          </table:table-cell>
          <table:table-cell table:style-name="ce11" office:value-type="float" office:value="0.7909652" calcext:value-type="float">
            <text:p>0,791</text:p>
          </table:table-cell>
          <table:table-cell table:style-name="ce11" office:value-type="float" office:value="0.8519579" calcext:value-type="float">
            <text:p>0,852</text:p>
          </table:table-cell>
          <table:table-cell table:formula="of:=LARGE([.B18:.G18];1)" office:value-type="float" office:value="0.9608958" calcext:value-type="float">
            <text:p>0,961</text:p>
          </table:table-cell>
          <table:table-cell table:formula="of:=LARGE([.B18:.G18];2)" office:value-type="float" office:value="0.9508003" calcext:value-type="float">
            <text:p>0,951</text:p>
          </table:table-cell>
          <table:table-cell table:formula="of:=LARGE([.B18:.G18];3)" office:value-type="float" office:value="0.9403973" calcext:value-type="float">
            <text:p>0,940</text:p>
          </table:table-cell>
        </table:table-row>
        <table:table-row table:style-name="ro1">
          <table:covered-table-cell table:style-name="Default"/>
          <table:table-cell office:value-type="float" office:value="0.00365198309963231" calcext:value-type="float">
            <text:p>0,004</text:p>
          </table:table-cell>
          <table:table-cell office:value-type="float" office:value="0.00343010192414161" calcext:value-type="float">
            <text:p>0,003</text:p>
          </table:table-cell>
          <table:table-cell office:value-type="float" office:value="0.0159074298807193" calcext:value-type="float">
            <text:p>0,016</text:p>
          </table:table-cell>
          <table:table-cell office:value-type="float" office:value="0.00834592203953523" calcext:value-type="float">
            <text:p>0,008</text:p>
          </table:table-cell>
          <table:table-cell office:value-type="float" office:value="0.00763105839055107" calcext:value-type="float">
            <text:p>0,008</text:p>
          </table:table-cell>
          <table:table-cell office:value-type="float" office:value="0.00922881123926588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2" office:value-type="float" office:value="0.9326956" calcext:value-type="float">
            <text:p>0,933</text:p>
          </table:table-cell>
          <table:table-cell table:style-name="ce12" office:value-type="float" office:value="0.9499616" calcext:value-type="float">
            <text:p>0,950</text:p>
          </table:table-cell>
          <table:table-cell table:style-name="ce12" office:value-type="float" office:value="0.8127207" calcext:value-type="float">
            <text:p>0,813</text:p>
          </table:table-cell>
          <table:table-cell table:style-name="ce12" office:value-type="float" office:value="0.7612989" calcext:value-type="float">
            <text:p>0,761</text:p>
          </table:table-cell>
          <table:table-cell table:style-name="ce12" office:value-type="float" office:value="0.6923632" calcext:value-type="float">
            <text:p>0,692</text:p>
          </table:table-cell>
          <table:table-cell table:style-name="ce12" office:value-type="float" office:value="0.8031807" calcext:value-type="float">
            <text:p>0,803</text:p>
          </table:table-cell>
          <table:table-cell table:formula="of:=LARGE([.B20:.G20];1)" office:value-type="float" office:value="0.9499616" calcext:value-type="float">
            <text:p>0,950</text:p>
          </table:table-cell>
          <table:table-cell table:formula="of:=LARGE([.B20:.G20];2)" office:value-type="float" office:value="0.9326956" calcext:value-type="float">
            <text:p>0,933</text:p>
          </table:table-cell>
          <table:table-cell table:formula="of:=LARGE([.B20:.G20];3)" office:value-type="float" office:value="0.8127207" calcext:value-type="float">
            <text:p>0,813</text:p>
          </table:table-cell>
        </table:table-row>
        <table:table-row table:style-name="ro1">
          <table:covered-table-cell table:style-name="Default"/>
          <table:table-cell office:value-type="float" office:value="0.00717018464476334" calcext:value-type="float">
            <text:p>0,007</text:p>
          </table:table-cell>
          <table:table-cell office:value-type="float" office:value="0.00835526169787636" calcext:value-type="float">
            <text:p>0,008</text:p>
          </table:table-cell>
          <table:table-cell office:value-type="float" office:value="0.0213612168054631" calcext:value-type="float">
            <text:p>0,021</text:p>
          </table:table-cell>
          <table:table-cell office:value-type="float" office:value="0.00966729096955295" calcext:value-type="float">
            <text:p>0,010</text:p>
          </table:table-cell>
          <table:table-cell office:value-type="float" office:value="0.0061253233514648" calcext:value-type="float">
            <text:p>0,006</text:p>
          </table:table-cell>
          <table:table-cell office:value-type="float" office:value="0.00448567379665531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" office:value-type="float" office:value="0.9369876" calcext:value-type="float">
            <text:p>0,937</text:p>
          </table:table-cell>
          <table:table-cell table:style-name="ce13" office:value-type="float" office:value="0.9259581" calcext:value-type="float">
            <text:p>0,926</text:p>
          </table:table-cell>
          <table:table-cell table:style-name="ce13" office:value-type="float" office:value="0.7403957" calcext:value-type="float">
            <text:p>0,740</text:p>
          </table:table-cell>
          <table:table-cell table:style-name="ce13" office:value-type="float" office:value="0.6993989" calcext:value-type="float">
            <text:p>0,699</text:p>
          </table:table-cell>
          <table:table-cell table:style-name="ce13" office:value-type="float" office:value="0.6349609" calcext:value-type="float">
            <text:p>0,635</text:p>
          </table:table-cell>
          <table:table-cell table:style-name="ce13" office:value-type="float" office:value="0.8150019" calcext:value-type="float">
            <text:p>0,815</text:p>
          </table:table-cell>
          <table:table-cell table:formula="of:=LARGE([.B22:.G22];1)" office:value-type="float" office:value="0.9369876" calcext:value-type="float">
            <text:p>0,937</text:p>
          </table:table-cell>
          <table:table-cell table:formula="of:=LARGE([.B22:.G22];2)" office:value-type="float" office:value="0.9259581" calcext:value-type="float">
            <text:p>0,926</text:p>
          </table:table-cell>
          <table:table-cell table:formula="of:=LARGE([.B22:.G22];3)" office:value-type="float" office:value="0.8150019" calcext:value-type="float">
            <text:p>0,815</text:p>
          </table:table-cell>
        </table:table-row>
        <table:table-row table:style-name="ro1">
          <table:covered-table-cell table:style-name="Default"/>
          <table:table-cell office:value-type="float" office:value="0.00721061975422364" calcext:value-type="float">
            <text:p>0,007</text:p>
          </table:table-cell>
          <table:table-cell office:value-type="float" office:value="0.0164058276258773" calcext:value-type="float">
            <text:p>0,016</text:p>
          </table:table-cell>
          <table:table-cell office:value-type="float" office:value="0.039721411213727" calcext:value-type="float">
            <text:p>0,040</text:p>
          </table:table-cell>
          <table:table-cell office:value-type="float" office:value="0.0239063214211221" calcext:value-type="float">
            <text:p>0,024</text:p>
          </table:table-cell>
          <table:table-cell office:value-type="float" office:value="0.00885949017099745" calcext:value-type="float">
            <text:p>0,009</text:p>
          </table:table-cell>
          <table:table-cell office:value-type="float" office:value="0.0049541584845460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4" office:value-type="float" office:value="0.9464472" calcext:value-type="float">
            <text:p>0,946</text:p>
          </table:table-cell>
          <table:table-cell table:style-name="ce14" office:value-type="float" office:value="0.9311565" calcext:value-type="float">
            <text:p>0,931</text:p>
          </table:table-cell>
          <table:table-cell table:style-name="ce14" office:value-type="float" office:value="0.7324556" calcext:value-type="float">
            <text:p>0,732</text:p>
          </table:table-cell>
          <table:table-cell table:style-name="ce14" office:value-type="float" office:value="0.677562" calcext:value-type="float">
            <text:p>0,678</text:p>
          </table:table-cell>
          <table:table-cell table:style-name="ce14" office:value-type="float" office:value="0.6102369" calcext:value-type="float">
            <text:p>0,610</text:p>
          </table:table-cell>
          <table:table-cell table:style-name="ce14" office:value-type="float" office:value="0.8336683" calcext:value-type="float">
            <text:p>0,834</text:p>
          </table:table-cell>
          <table:table-cell table:formula="of:=LARGE([.B24:.G24];1)" office:value-type="float" office:value="0.9464472" calcext:value-type="float">
            <text:p>0,946</text:p>
          </table:table-cell>
          <table:table-cell table:formula="of:=LARGE([.B24:.G24];2)" office:value-type="float" office:value="0.9311565" calcext:value-type="float">
            <text:p>0,931</text:p>
          </table:table-cell>
          <table:table-cell table:formula="of:=LARGE([.B24:.G24];3)" office:value-type="float" office:value="0.8336683" calcext:value-type="float">
            <text:p>0,834</text:p>
          </table:table-cell>
        </table:table-row>
        <table:table-row table:style-name="ro1">
          <table:covered-table-cell table:style-name="Default"/>
          <table:table-cell office:value-type="float" office:value="0.00726397989809995" calcext:value-type="float">
            <text:p>0,007</text:p>
          </table:table-cell>
          <table:table-cell office:value-type="float" office:value="0.0229110423038761" calcext:value-type="float">
            <text:p>0,023</text:p>
          </table:table-cell>
          <table:table-cell office:value-type="float" office:value="0.0332330319447383" calcext:value-type="float">
            <text:p>0,033</text:p>
          </table:table-cell>
          <table:table-cell office:value-type="float" office:value="0.0226754651771469" calcext:value-type="float">
            <text:p>0,023</text:p>
          </table:table-cell>
          <table:table-cell office:value-type="float" office:value="0.00578368210485329" calcext:value-type="float">
            <text:p>0,006</text:p>
          </table:table-cell>
          <table:table-cell office:value-type="float" office:value="0.0057332617426731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960263966666667" calcext:value-type="float">
            <text:p>0,960</text:p>
          </table:table-cell>
          <table:table-cell table:style-name="ce15" office:value-type="float" office:value="0.969826758333333" calcext:value-type="float">
            <text:p>0,970</text:p>
          </table:table-cell>
          <table:table-cell table:style-name="ce15" office:value-type="float" office:value="0.871609925" calcext:value-type="float">
            <text:p>0,872</text:p>
          </table:table-cell>
          <table:table-cell table:style-name="ce15" office:value-type="float" office:value="0.824004158333333" calcext:value-type="float">
            <text:p>0,824</text:p>
          </table:table-cell>
          <table:table-cell table:style-name="ce15" office:value-type="float" office:value="0.77205935" calcext:value-type="float">
            <text:p>0,772</text:p>
          </table:table-cell>
          <table:table-cell table:style-name="ce15" office:value-type="float" office:value="0.886567058333333" calcext:value-type="float">
            <text:p>0,887</text:p>
          </table:table-cell>
          <table:table-cell table:formula="of:=LARGE([.B26:.G26];1)" office:value-type="float" office:value="0.969826758333333" calcext:value-type="float">
            <text:p>0,970</text:p>
          </table:table-cell>
          <table:table-cell table:formula="of:=LARGE([.B26:.G26];2)" office:value-type="float" office:value="0.960263966666667" calcext:value-type="float">
            <text:p>0,960</text:p>
          </table:table-cell>
          <table:table-cell table:formula="of:=LARGE([.B26:.G26];3)" office:value-type="float" office:value="0.886567058333333" calcext:value-type="float">
            <text:p>0,887</text:p>
          </table:table-cell>
        </table:table-row>
        <table:table-row table:style-name="ro1">
          <table:covered-table-cell table:style-name="Default"/>
          <table:table-cell office:value-type="float" office:value="0.0248166976381942" calcext:value-type="float">
            <text:p>0,025</text:p>
          </table:table-cell>
          <table:table-cell office:value-type="float" office:value="0.0259135667061341" calcext:value-type="float">
            <text:p>0,026</text:p>
          </table:table-cell>
          <table:table-cell office:value-type="float" office:value="0.0855720676322169" calcext:value-type="float">
            <text:p>0,086</text:p>
          </table:table-cell>
          <table:table-cell office:value-type="float" office:value="0.0968062876703605" calcext:value-type="float">
            <text:p>0,097</text:p>
          </table:table-cell>
          <table:table-cell office:value-type="float" office:value="0.100734368743878" calcext:value-type="float">
            <text:p>0,101</text:p>
          </table:table-cell>
          <table:table-cell office:value-type="float" office:value="0.0579390163321597" calcext:value-type="float">
            <text:p>0,058</text:p>
          </table:table-cell>
          <table:table-cell/>
          <table:table-cell table:style-name="Default" table:number-columns-repeated="2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1" table:number-columns-repeated="9" table:default-cell-style-name="ce17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6" office:value-type="float" office:value="0.0000025915934" calcext:value-type="float">
            <text:p>0,00000259</text:p>
          </table:table-cell>
          <table:table-cell table:style-name="ce16" office:value-type="float" office:value="0.00000001075476" calcext:value-type="float">
            <text:p>0,00000001</text:p>
          </table:table-cell>
          <table:table-cell table:style-name="ce16" office:value-type="float" office:value="0.000864800473" calcext:value-type="float">
            <text:p>0,00086480</text:p>
          </table:table-cell>
          <table:table-cell table:style-name="ce16" office:value-type="float" office:value="0.000024043117" calcext:value-type="float">
            <text:p>0,00002404</text:p>
          </table:table-cell>
          <table:table-cell table:style-name="ce16" office:value-type="float" office:value="0.002184167" calcext:value-type="float">
            <text:p>0,00218417</text:p>
          </table:table-cell>
          <table:table-cell table:style-name="ce16" office:value-type="float" office:value="0.0025279263" calcext:value-type="float">
            <text:p>0,00252793</text:p>
          </table:table-cell>
          <table:table-cell table:formula="of:=SMALL([.B2:.G2];1)" office:value-type="float" office:value="0.00000001075476" calcext:value-type="float">
            <text:p>0,00000001</text:p>
          </table:table-cell>
          <table:table-cell table:formula="of:=SMALL([.B2:.G2];2)" office:value-type="float" office:value="0.0000025915934" calcext:value-type="float">
            <text:p>0,00000259</text:p>
          </table:table-cell>
          <table:table-cell table:formula="of:=SMALL([.B2:.G2];3)" office:value-type="float" office:value="0.000024043117" calcext:value-type="float">
            <text:p>0,00002404</text:p>
          </table:table-cell>
        </table:table-row>
        <table:table-row table:style-name="ro1">
          <table:covered-table-cell table:style-name="Default"/>
          <table:table-cell office:value-type="float" office:value="0.00000245971520669935" calcext:value-type="float">
            <text:p>0,00000246</text:p>
          </table:table-cell>
          <table:table-cell office:value-type="float" office:value="0.00000001317183715305" calcext:value-type="float">
            <text:p>0,00000001</text:p>
          </table:table-cell>
          <table:table-cell office:value-type="float" office:value="0.000987787640443949" calcext:value-type="float">
            <text:p>0,00098779</text:p>
          </table:table-cell>
          <table:table-cell office:value-type="float" office:value="0.0000191060228589516" calcext:value-type="float">
            <text:p>0,00001911</text:p>
          </table:table-cell>
          <table:table-cell office:value-type="float" office:value="0.000654065865995926" calcext:value-type="float">
            <text:p>0,00065407</text:p>
          </table:table-cell>
          <table:table-cell office:value-type="float" office:value="0.00159144069811263" calcext:value-type="float">
            <text:p>0,0015914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8" office:value-type="float" office:value="0.000115801412" calcext:value-type="float">
            <text:p>0,00011580</text:p>
          </table:table-cell>
          <table:table-cell table:style-name="ce18" office:value-type="float" office:value="0.000016896092" calcext:value-type="float">
            <text:p>0,00001690</text:p>
          </table:table-cell>
          <table:table-cell table:style-name="ce18" office:value-type="float" office:value="0.008295413" calcext:value-type="float">
            <text:p>0,00829541</text:p>
          </table:table-cell>
          <table:table-cell table:style-name="ce18" office:value-type="float" office:value="0.015232965" calcext:value-type="float">
            <text:p>0,01523297</text:p>
          </table:table-cell>
          <table:table-cell table:style-name="ce18" office:value-type="float" office:value="0.02265315" calcext:value-type="float">
            <text:p>0,02265315</text:p>
          </table:table-cell>
          <table:table-cell table:style-name="ce18" office:value-type="float" office:value="0.006192002" calcext:value-type="float">
            <text:p>0,00619200</text:p>
          </table:table-cell>
          <table:table-cell table:formula="of:=SMALL([.B4:.G4];1)" office:value-type="float" office:value="0.000016896092" calcext:value-type="float">
            <text:p>0,00001690</text:p>
          </table:table-cell>
          <table:table-cell table:formula="of:=SMALL([.B4:.G4];2)" office:value-type="float" office:value="0.000115801412" calcext:value-type="float">
            <text:p>0,00011580</text:p>
          </table:table-cell>
          <table:table-cell table:formula="of:=SMALL([.B4:.G4];3)" office:value-type="float" office:value="0.006192002" calcext:value-type="float">
            <text:p>0,00619200</text:p>
          </table:table-cell>
        </table:table-row>
        <table:table-row table:style-name="ro1">
          <table:covered-table-cell table:style-name="Default"/>
          <table:table-cell office:value-type="float" office:value="0.000101802146825458" calcext:value-type="float">
            <text:p>0,00010180</text:p>
          </table:table-cell>
          <table:table-cell office:value-type="float" office:value="0.0000212059348808827" calcext:value-type="float">
            <text:p>0,00002121</text:p>
          </table:table-cell>
          <table:table-cell office:value-type="float" office:value="0.00844898603500923" calcext:value-type="float">
            <text:p>0,00844899</text:p>
          </table:table-cell>
          <table:table-cell office:value-type="float" office:value="0.00567559434793793" calcext:value-type="float">
            <text:p>0,00567559</text:p>
          </table:table-cell>
          <table:table-cell office:value-type="float" office:value="0.00265887416447262" calcext:value-type="float">
            <text:p>0,00265887</text:p>
          </table:table-cell>
          <table:table-cell office:value-type="float" office:value="0.00144291537448875" calcext:value-type="float">
            <text:p>0,0014429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9" office:value-type="float" office:value="0.00011696953" calcext:value-type="float">
            <text:p>0,00011697</text:p>
          </table:table-cell>
          <table:table-cell table:style-name="ce19" office:value-type="float" office:value="0.0007125319" calcext:value-type="float">
            <text:p>0,00071253</text:p>
          </table:table-cell>
          <table:table-cell table:style-name="ce19" office:value-type="float" office:value="0.010822107" calcext:value-type="float">
            <text:p>0,01082211</text:p>
          </table:table-cell>
          <table:table-cell table:style-name="ce19" office:value-type="float" office:value="0.04436438" calcext:value-type="float">
            <text:p>0,04436438</text:p>
          </table:table-cell>
          <table:table-cell table:style-name="ce19" office:value-type="float" office:value="0.0898106" calcext:value-type="float">
            <text:p>0,08981060</text:p>
          </table:table-cell>
          <table:table-cell table:style-name="ce19" office:value-type="float" office:value="0.003446099" calcext:value-type="float">
            <text:p>0,00344610</text:p>
          </table:table-cell>
          <table:table-cell table:formula="of:=SMALL([.B6:.G6];1)" office:value-type="float" office:value="0.00011696953" calcext:value-type="float">
            <text:p>0,00011697</text:p>
          </table:table-cell>
          <table:table-cell table:formula="of:=SMALL([.B6:.G6];2)" office:value-type="float" office:value="0.0007125319" calcext:value-type="float">
            <text:p>0,00071253</text:p>
          </table:table-cell>
          <table:table-cell table:formula="of:=SMALL([.B6:.G6];3)" office:value-type="float" office:value="0.003446099" calcext:value-type="float">
            <text:p>0,00344610</text:p>
          </table:table-cell>
        </table:table-row>
        <table:table-row table:style-name="ro1">
          <table:covered-table-cell table:style-name="Default"/>
          <table:table-cell office:value-type="float" office:value="0.0000808518583236038" calcext:value-type="float">
            <text:p>0,00008085</text:p>
          </table:table-cell>
          <table:table-cell office:value-type="float" office:value="0.00025783874704879" calcext:value-type="float">
            <text:p>0,00025784</text:p>
          </table:table-cell>
          <table:table-cell office:value-type="float" office:value="0.00901602027197483" calcext:value-type="float">
            <text:p>0,00901602</text:p>
          </table:table-cell>
          <table:table-cell office:value-type="float" office:value="0.0112378756894531" calcext:value-type="float">
            <text:p>0,01123788</text:p>
          </table:table-cell>
          <table:table-cell office:value-type="float" office:value="0.0101992633739893" calcext:value-type="float">
            <text:p>0,01019926</text:p>
          </table:table-cell>
          <table:table-cell office:value-type="float" office:value="0.00127925645359678" calcext:value-type="float">
            <text:p>0,001279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20" office:value-type="float" office:value="0.00012194409" calcext:value-type="float">
            <text:p>0,00012194</text:p>
          </table:table-cell>
          <table:table-cell table:style-name="ce20" office:value-type="float" office:value="0.0017877508" calcext:value-type="float">
            <text:p>0,00178775</text:p>
          </table:table-cell>
          <table:table-cell table:style-name="ce20" office:value-type="float" office:value="0.0113246471" calcext:value-type="float">
            <text:p>0,01132465</text:p>
          </table:table-cell>
          <table:table-cell table:style-name="ce20" office:value-type="float" office:value="0.08745039" calcext:value-type="float">
            <text:p>0,08745039</text:p>
          </table:table-cell>
          <table:table-cell table:style-name="ce20" office:value-type="float" office:value="0.1620642" calcext:value-type="float">
            <text:p>0,16206420</text:p>
          </table:table-cell>
          <table:table-cell table:style-name="ce20" office:value-type="float" office:value="0.0019333855" calcext:value-type="float">
            <text:p>0,00193339</text:p>
          </table:table-cell>
          <table:table-cell table:formula="of:=SMALL([.B8:.G8];1)" office:value-type="float" office:value="0.00012194409" calcext:value-type="float">
            <text:p>0,00012194</text:p>
          </table:table-cell>
          <table:table-cell table:formula="of:=SMALL([.B8:.G8];2)" office:value-type="float" office:value="0.0017877508" calcext:value-type="float">
            <text:p>0,00178775</text:p>
          </table:table-cell>
          <table:table-cell table:formula="of:=SMALL([.B8:.G8];3)" office:value-type="float" office:value="0.0019333855" calcext:value-type="float">
            <text:p>0,00193339</text:p>
          </table:table-cell>
        </table:table-row>
        <table:table-row table:style-name="ro1">
          <table:covered-table-cell table:style-name="Default"/>
          <table:table-cell office:value-type="float" office:value="0.000145026888701044" calcext:value-type="float">
            <text:p>0,00014503</text:p>
          </table:table-cell>
          <table:table-cell office:value-type="float" office:value="0.000606599542480671" calcext:value-type="float">
            <text:p>0,00060660</text:p>
          </table:table-cell>
          <table:table-cell office:value-type="float" office:value="0.0093487727978089" calcext:value-type="float">
            <text:p>0,00934877</text:p>
          </table:table-cell>
          <table:table-cell office:value-type="float" office:value="0.0142310869875389" calcext:value-type="float">
            <text:p>0,01423109</text:p>
          </table:table-cell>
          <table:table-cell office:value-type="float" office:value="0.0226467893388886" calcext:value-type="float">
            <text:p>0,02264679</text:p>
          </table:table-cell>
          <table:table-cell office:value-type="float" office:value="0.000965262984834832" calcext:value-type="float">
            <text:p>0,000965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21" office:value-type="float" office:value="0.0006896692" calcext:value-type="float">
            <text:p>0,00068967</text:p>
          </table:table-cell>
          <table:table-cell table:style-name="ce21" office:value-type="float" office:value="0.0011163403" calcext:value-type="float">
            <text:p>0,00111634</text:p>
          </table:table-cell>
          <table:table-cell table:style-name="ce21" office:value-type="float" office:value="0.0013934814" calcext:value-type="float">
            <text:p>0,00139348</text:p>
          </table:table-cell>
          <table:table-cell table:style-name="ce21" office:value-type="float" office:value="0.001315965" calcext:value-type="float">
            <text:p>0,00131597</text:p>
          </table:table-cell>
          <table:table-cell table:style-name="ce21" office:value-type="float" office:value="0.012466441" calcext:value-type="float">
            <text:p>0,01246644</text:p>
          </table:table-cell>
          <table:table-cell table:style-name="ce21" office:value-type="float" office:value="0.005703513" calcext:value-type="float">
            <text:p>0,00570351</text:p>
          </table:table-cell>
          <table:table-cell table:formula="of:=SMALL([.B10:.G10];1)" office:value-type="float" office:value="0.0006896692" calcext:value-type="float">
            <text:p>0,00068967</text:p>
          </table:table-cell>
          <table:table-cell table:formula="of:=SMALL([.B10:.G10];2)" office:value-type="float" office:value="0.0011163403" calcext:value-type="float">
            <text:p>0,00111634</text:p>
          </table:table-cell>
          <table:table-cell table:formula="of:=SMALL([.B10:.G10];3)" office:value-type="float" office:value="0.001315965" calcext:value-type="float">
            <text:p>0,00131597</text:p>
          </table:table-cell>
        </table:table-row>
        <table:table-row table:style-name="ro1">
          <table:covered-table-cell table:style-name="Default"/>
          <table:table-cell office:value-type="float" office:value="0.000091301607820235" calcext:value-type="float">
            <text:p>0,00009130</text:p>
          </table:table-cell>
          <table:table-cell table:number-columns-repeated="2" office:value-type="float" office:value="0.000520189139836694" calcext:value-type="float">
            <text:p>0,00052019</text:p>
          </table:table-cell>
          <table:table-cell office:value-type="float" office:value="0.000204486191037439" calcext:value-type="float">
            <text:p>0,00020449</text:p>
          </table:table-cell>
          <table:table-cell office:value-type="float" office:value="0.00152477337330142" calcext:value-type="float">
            <text:p>0,00152477</text:p>
          </table:table-cell>
          <table:table-cell office:value-type="float" office:value="0.00176666309079037" calcext:value-type="float">
            <text:p>0,0017666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22" office:value-type="float" office:value="0.002005496" calcext:value-type="float">
            <text:p>0,00200550</text:p>
          </table:table-cell>
          <table:table-cell table:style-name="ce22" office:value-type="float" office:value="0.0008971085" calcext:value-type="float">
            <text:p>0,00089711</text:p>
          </table:table-cell>
          <table:table-cell table:style-name="ce22" office:value-type="float" office:value="0.01781431" calcext:value-type="float">
            <text:p>0,01781431</text:p>
          </table:table-cell>
          <table:table-cell table:style-name="ce22" office:value-type="float" office:value="0.03210784" calcext:value-type="float">
            <text:p>0,03210784</text:p>
          </table:table-cell>
          <table:table-cell table:style-name="ce22" office:value-type="float" office:value="0.05280678" calcext:value-type="float">
            <text:p>0,05280678</text:p>
          </table:table-cell>
          <table:table-cell table:style-name="ce22" office:value-type="float" office:value="0.02002235" calcext:value-type="float">
            <text:p>0,02002235</text:p>
          </table:table-cell>
          <table:table-cell table:formula="of:=SMALL([.B12:.G12];1)" office:value-type="float" office:value="0.0008971085" calcext:value-type="float">
            <text:p>0,00089711</text:p>
          </table:table-cell>
          <table:table-cell table:formula="of:=SMALL([.B12:.G12];2)" office:value-type="float" office:value="0.002005496" calcext:value-type="float">
            <text:p>0,00200550</text:p>
          </table:table-cell>
          <table:table-cell table:formula="of:=SMALL([.B12:.G12];3)" office:value-type="float" office:value="0.01781431" calcext:value-type="float">
            <text:p>0,01781431</text:p>
          </table:table-cell>
        </table:table-row>
        <table:table-row table:style-name="ro1">
          <table:covered-table-cell table:style-name="Default"/>
          <table:table-cell office:value-type="float" office:value="0.000353433315130309" calcext:value-type="float">
            <text:p>0,00035343</text:p>
          </table:table-cell>
          <table:table-cell office:value-type="float" office:value="0.000177741554220306" calcext:value-type="float">
            <text:p>0,00017774</text:p>
          </table:table-cell>
          <table:table-cell office:value-type="float" office:value="0.00589024011606488" calcext:value-type="float">
            <text:p>0,00589024</text:p>
          </table:table-cell>
          <table:table-cell office:value-type="float" office:value="0.00951308917136805" calcext:value-type="float">
            <text:p>0,00951309</text:p>
          </table:table-cell>
          <table:table-cell office:value-type="float" office:value="0.00295378786807719" calcext:value-type="float">
            <text:p>0,00295379</text:p>
          </table:table-cell>
          <table:table-cell office:value-type="float" office:value="0.00289446082690715" calcext:value-type="float">
            <text:p>0,0028944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23" office:value-type="float" office:value="0.002506629" calcext:value-type="float">
            <text:p>0,00250663</text:p>
          </table:table-cell>
          <table:table-cell table:style-name="ce23" office:value-type="float" office:value="0.002962638" calcext:value-type="float">
            <text:p>0,00296264</text:p>
          </table:table-cell>
          <table:table-cell table:style-name="ce23" office:value-type="float" office:value="0.02953532" calcext:value-type="float">
            <text:p>0,02953532</text:p>
          </table:table-cell>
          <table:table-cell table:style-name="ce23" office:value-type="float" office:value="0.06810335" calcext:value-type="float">
            <text:p>0,06810335</text:p>
          </table:table-cell>
          <table:table-cell table:style-name="ce23" office:value-type="float" office:value="0.1073609" calcext:value-type="float">
            <text:p>0,10736090</text:p>
          </table:table-cell>
          <table:table-cell table:style-name="ce23" office:value-type="float" office:value="0.01347119" calcext:value-type="float">
            <text:p>0,01347119</text:p>
          </table:table-cell>
          <table:table-cell table:formula="of:=SMALL([.B14:.G14];1)" office:value-type="float" office:value="0.002506629" calcext:value-type="float">
            <text:p>0,00250663</text:p>
          </table:table-cell>
          <table:table-cell table:formula="of:=SMALL([.B14:.G14];2)" office:value-type="float" office:value="0.002962638" calcext:value-type="float">
            <text:p>0,00296264</text:p>
          </table:table-cell>
          <table:table-cell table:formula="of:=SMALL([.B14:.G14];3)" office:value-type="float" office:value="0.01347119" calcext:value-type="float">
            <text:p>0,01347119</text:p>
          </table:table-cell>
        </table:table-row>
        <table:table-row table:style-name="ro1">
          <table:covered-table-cell table:style-name="Default"/>
          <table:table-cell office:value-type="float" office:value="0.000610288479171121" calcext:value-type="float">
            <text:p>0,00061029</text:p>
          </table:table-cell>
          <table:table-cell office:value-type="float" office:value="0.00111127255171537" calcext:value-type="float">
            <text:p>0,00111127</text:p>
          </table:table-cell>
          <table:table-cell office:value-type="float" office:value="0.00779926566335575" calcext:value-type="float">
            <text:p>0,00779927</text:p>
          </table:table-cell>
          <table:table-cell office:value-type="float" office:value="0.00969818292869855" calcext:value-type="float">
            <text:p>0,00969818</text:p>
          </table:table-cell>
          <table:table-cell office:value-type="float" office:value="0.00606327953256321" calcext:value-type="float">
            <text:p>0,00606328</text:p>
          </table:table-cell>
          <table:table-cell office:value-type="float" office:value="0.00157520226158421" calcext:value-type="float">
            <text:p>0,0015752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24" office:value-type="float" office:value="0.001578815" calcext:value-type="float">
            <text:p>0,00157882</text:p>
          </table:table-cell>
          <table:table-cell table:style-name="ce24" office:value-type="float" office:value="0.00165084" calcext:value-type="float">
            <text:p>0,00165084</text:p>
          </table:table-cell>
          <table:table-cell table:style-name="ce24" office:value-type="float" office:value="0.03362727" calcext:value-type="float">
            <text:p>0,03362727</text:p>
          </table:table-cell>
          <table:table-cell table:style-name="ce24" office:value-type="float" office:value="0.07918116" calcext:value-type="float">
            <text:p>0,07918116</text:p>
          </table:table-cell>
          <table:table-cell table:style-name="ce24" office:value-type="float" office:value="0.1548881" calcext:value-type="float">
            <text:p>0,15488810</text:p>
          </table:table-cell>
          <table:table-cell table:style-name="ce24" office:value-type="float" office:value="0.008397651" calcext:value-type="float">
            <text:p>0,00839765</text:p>
          </table:table-cell>
          <table:table-cell table:formula="of:=SMALL([.B16:.G16];1)" office:value-type="float" office:value="0.001578815" calcext:value-type="float">
            <text:p>0,00157882</text:p>
          </table:table-cell>
          <table:table-cell table:formula="of:=SMALL([.B16:.G16];2)" office:value-type="float" office:value="0.00165084" calcext:value-type="float">
            <text:p>0,00165084</text:p>
          </table:table-cell>
          <table:table-cell table:formula="of:=SMALL([.B16:.G16];3)" office:value-type="float" office:value="0.008397651" calcext:value-type="float">
            <text:p>0,00839765</text:p>
          </table:table-cell>
        </table:table-row>
        <table:table-row table:style-name="ro1">
          <table:covered-table-cell table:style-name="Default"/>
          <table:table-cell office:value-type="float" office:value="0.000383580499250157" calcext:value-type="float">
            <text:p>0,00038358</text:p>
          </table:table-cell>
          <table:table-cell office:value-type="float" office:value="0.000324503991993935" calcext:value-type="float">
            <text:p>0,00032450</text:p>
          </table:table-cell>
          <table:table-cell office:value-type="float" office:value="0.00612289366918126" calcext:value-type="float">
            <text:p>0,00612289</text:p>
          </table:table-cell>
          <table:table-cell office:value-type="float" office:value="0.0163754152780441" calcext:value-type="float">
            <text:p>0,01637542</text:p>
          </table:table-cell>
          <table:table-cell office:value-type="float" office:value="0.00721075390579931" calcext:value-type="float">
            <text:p>0,00721075</text:p>
          </table:table-cell>
          <table:table-cell office:value-type="float" office:value="0.000878082359115021" calcext:value-type="float">
            <text:p>0,000878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25" office:value-type="float" office:value="0.02455217" calcext:value-type="float">
            <text:p>0,02455217</text:p>
          </table:table-cell>
          <table:table-cell table:style-name="ce25" office:value-type="float" office:value="0.11525661" calcext:value-type="float">
            <text:p>0,11525661</text:p>
          </table:table-cell>
          <table:table-cell table:style-name="ce25" office:value-type="float" office:value="0.005897559" calcext:value-type="float">
            <text:p>0,00589756</text:p>
          </table:table-cell>
          <table:table-cell table:style-name="ce25" office:value-type="float" office:value="0.007011894" calcext:value-type="float">
            <text:p>0,00701189</text:p>
          </table:table-cell>
          <table:table-cell table:style-name="ce25" office:value-type="float" office:value="0.04417697" calcext:value-type="float">
            <text:p>0,04417697</text:p>
          </table:table-cell>
          <table:table-cell table:style-name="ce25" office:value-type="float" office:value="0.01815622" calcext:value-type="float">
            <text:p>0,01815622</text:p>
          </table:table-cell>
          <table:table-cell table:formula="of:=SMALL([.B18:.G18];1)" office:value-type="float" office:value="0.005897559" calcext:value-type="float">
            <text:p>0,00589756</text:p>
          </table:table-cell>
          <table:table-cell table:formula="of:=SMALL([.B18:.G18];2)" office:value-type="float" office:value="0.007011894" calcext:value-type="float">
            <text:p>0,00701189</text:p>
          </table:table-cell>
          <table:table-cell table:formula="of:=SMALL([.B18:.G18];3)" office:value-type="float" office:value="0.01815622" calcext:value-type="float">
            <text:p>0,01815622</text:p>
          </table:table-cell>
        </table:table-row>
        <table:table-row table:style-name="ro1">
          <table:covered-table-cell table:style-name="Default"/>
          <table:table-cell office:value-type="float" office:value="0.00509355595042403" calcext:value-type="float">
            <text:p>0,00509356</text:p>
          </table:table-cell>
          <table:table-cell office:value-type="float" office:value="0.0130360687896658" calcext:value-type="float">
            <text:p>0,01303607</text:p>
          </table:table-cell>
          <table:table-cell office:value-type="float" office:value="0.00211136169219511" calcext:value-type="float">
            <text:p>0,00211136</text:p>
          </table:table-cell>
          <table:table-cell office:value-type="float" office:value="0.000932730328853951" calcext:value-type="float">
            <text:p>0,00093273</text:p>
          </table:table-cell>
          <table:table-cell office:value-type="float" office:value="0.00254426600419453" calcext:value-type="float">
            <text:p>0,00254427</text:p>
          </table:table-cell>
          <table:table-cell office:value-type="float" office:value="0.00357291788844916" calcext:value-type="float">
            <text:p>0,0035729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26" office:value-type="float" office:value="0.006299034" calcext:value-type="float">
            <text:p>0,00629903</text:p>
          </table:table-cell>
          <table:table-cell table:style-name="ce26" office:value-type="float" office:value="0.02828156" calcext:value-type="float">
            <text:p>0,02828156</text:p>
          </table:table-cell>
          <table:table-cell table:style-name="ce26" office:value-type="float" office:value="0.023308699" calcext:value-type="float">
            <text:p>0,02330870</text:p>
          </table:table-cell>
          <table:table-cell table:style-name="ce26" office:value-type="float" office:value="0.03557356" calcext:value-type="float">
            <text:p>0,03557356</text:p>
          </table:table-cell>
          <table:table-cell table:style-name="ce26" office:value-type="float" office:value="0.08705914" calcext:value-type="float">
            <text:p>0,08705914</text:p>
          </table:table-cell>
          <table:table-cell table:style-name="ce26" office:value-type="float" office:value="0.02148571" calcext:value-type="float">
            <text:p>0,02148571</text:p>
          </table:table-cell>
          <table:table-cell table:formula="of:=SMALL([.B20:.G20];1)" office:value-type="float" office:value="0.006299034" calcext:value-type="float">
            <text:p>0,00629903</text:p>
          </table:table-cell>
          <table:table-cell table:formula="of:=SMALL([.B20:.G20];2)" office:value-type="float" office:value="0.02148571" calcext:value-type="float">
            <text:p>0,02148571</text:p>
          </table:table-cell>
          <table:table-cell table:formula="of:=SMALL([.B20:.G20];3)" office:value-type="float" office:value="0.023308699" calcext:value-type="float">
            <text:p>0,02330870</text:p>
          </table:table-cell>
        </table:table-row>
        <table:table-row table:style-name="ro1">
          <table:covered-table-cell table:style-name="Default"/>
          <table:table-cell office:value-type="float" office:value="0.00133124682988693" calcext:value-type="float">
            <text:p>0,00133125</text:p>
          </table:table-cell>
          <table:table-cell office:value-type="float" office:value="0.011211363401585" calcext:value-type="float">
            <text:p>0,01121136</text:p>
          </table:table-cell>
          <table:table-cell office:value-type="float" office:value="0.00744671506986866" calcext:value-type="float">
            <text:p>0,00744672</text:p>
          </table:table-cell>
          <table:table-cell office:value-type="float" office:value="0.00496333356690843" calcext:value-type="float">
            <text:p>0,00496333</text:p>
          </table:table-cell>
          <table:table-cell office:value-type="float" office:value="0.00600471208855179" calcext:value-type="float">
            <text:p>0,00600471</text:p>
          </table:table-cell>
          <table:table-cell office:value-type="float" office:value="0.00217189459663677" calcext:value-type="float">
            <text:p>0,0021718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27" office:value-type="float" office:value="0.005978462" calcext:value-type="float">
            <text:p>0,00597846</text:p>
          </table:table-cell>
          <table:table-cell table:style-name="ce27" office:value-type="float" office:value="0.06251632" calcext:value-type="float">
            <text:p>0,06251632</text:p>
          </table:table-cell>
          <table:table-cell table:style-name="ce27" office:value-type="float" office:value="0.05466407" calcext:value-type="float">
            <text:p>0,05466407</text:p>
          </table:table-cell>
          <table:table-cell table:style-name="ce27" office:value-type="float" office:value="0.06659016" calcext:value-type="float">
            <text:p>0,06659016</text:p>
          </table:table-cell>
          <table:table-cell table:style-name="ce27" office:value-type="float" office:value="0.1498733" calcext:value-type="float">
            <text:p>0,14987330</text:p>
          </table:table-cell>
          <table:table-cell table:style-name="ce27" office:value-type="float" office:value="0.0171475" calcext:value-type="float">
            <text:p>0,01714750</text:p>
          </table:table-cell>
          <table:table-cell table:formula="of:=SMALL([.B22:.G22];1)" office:value-type="float" office:value="0.005978462" calcext:value-type="float">
            <text:p>0,00597846</text:p>
          </table:table-cell>
          <table:table-cell table:formula="of:=SMALL([.B22:.G22];2)" office:value-type="float" office:value="0.0171475" calcext:value-type="float">
            <text:p>0,01714750</text:p>
          </table:table-cell>
          <table:table-cell table:formula="of:=SMALL([.B22:.G22];3)" office:value-type="float" office:value="0.05466407" calcext:value-type="float">
            <text:p>0,05466407</text:p>
          </table:table-cell>
        </table:table-row>
        <table:table-row table:style-name="ro1">
          <table:covered-table-cell table:style-name="Default"/>
          <table:table-cell office:value-type="float" office:value="0.00176557302841202" calcext:value-type="float">
            <text:p>0,00176557</text:p>
          </table:table-cell>
          <table:table-cell office:value-type="float" office:value="0.0256212365233921" calcext:value-type="float">
            <text:p>0,02562124</text:p>
          </table:table-cell>
          <table:table-cell office:value-type="float" office:value="0.0275839617537819" calcext:value-type="float">
            <text:p>0,02758396</text:p>
          </table:table-cell>
          <table:table-cell office:value-type="float" office:value="0.0162666629732837" calcext:value-type="float">
            <text:p>0,01626666</text:p>
          </table:table-cell>
          <table:table-cell office:value-type="float" office:value="0.0131039011904852" calcext:value-type="float">
            <text:p>0,01310390</text:p>
          </table:table-cell>
          <table:table-cell office:value-type="float" office:value="0.00216299869810409" calcext:value-type="float">
            <text:p>0,002163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28" office:value-type="float" office:value="0.003155234" calcext:value-type="float">
            <text:p>0,00315523</text:p>
          </table:table-cell>
          <table:table-cell table:style-name="ce28" office:value-type="float" office:value="0.053785933" calcext:value-type="float">
            <text:p>0,05378593</text:p>
          </table:table-cell>
          <table:table-cell table:style-name="ce28" office:value-type="float" office:value="0.06008514" calcext:value-type="float">
            <text:p>0,06008514</text:p>
          </table:table-cell>
          <table:table-cell table:style-name="ce28" office:value-type="float" office:value="0.08717433" calcext:value-type="float">
            <text:p>0,08717433</text:p>
          </table:table-cell>
          <table:table-cell table:style-name="ce28" office:value-type="float" office:value="0.206454" calcext:value-type="float">
            <text:p>0,20645400</text:p>
          </table:table-cell>
          <table:table-cell table:style-name="ce28" office:value-type="float" office:value="0.010989245" calcext:value-type="float">
            <text:p>0,01098925</text:p>
          </table:table-cell>
          <table:table-cell table:formula="of:=SMALL([.B24:.G24];1)" office:value-type="float" office:value="0.003155234" calcext:value-type="float">
            <text:p>0,00315523</text:p>
          </table:table-cell>
          <table:table-cell table:formula="of:=SMALL([.B24:.G24];2)" office:value-type="float" office:value="0.010989245" calcext:value-type="float">
            <text:p>0,01098925</text:p>
          </table:table-cell>
          <table:table-cell table:formula="of:=SMALL([.B24:.G24];3)" office:value-type="float" office:value="0.053785933" calcext:value-type="float">
            <text:p>0,05378593</text:p>
          </table:table-cell>
        </table:table-row>
        <table:table-row table:style-name="ro1">
          <table:covered-table-cell table:style-name="Default"/>
          <table:table-cell office:value-type="float" office:value="0.00137923047430225" calcext:value-type="float">
            <text:p>0,00137923</text:p>
          </table:table-cell>
          <table:table-cell office:value-type="float" office:value="0.0449001542060092" calcext:value-type="float">
            <text:p>0,04490015</text:p>
          </table:table-cell>
          <table:table-cell office:value-type="float" office:value="0.0216279775219136" calcext:value-type="float">
            <text:p>0,02162798</text:p>
          </table:table-cell>
          <table:table-cell office:value-type="float" office:value="0.0239452517731616" calcext:value-type="float">
            <text:p>0,02394525</text:p>
          </table:table-cell>
          <table:table-cell office:value-type="float" office:value="0.0141295419954081" calcext:value-type="float">
            <text:p>0,01412954</text:p>
          </table:table-cell>
          <table:table-cell office:value-type="float" office:value="0.00137245855574039" calcext:value-type="float">
            <text:p>0,0013724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29" office:value-type="float" office:value="0.00392690131878333" calcext:value-type="float">
            <text:p>0,00392690</text:p>
          </table:table-cell>
          <table:table-cell table:style-name="ce29" office:value-type="float" office:value="0.0224153782788967" calcext:value-type="float">
            <text:p>0,02241538</text:p>
          </table:table-cell>
          <table:table-cell table:style-name="ce29" office:value-type="float" office:value="0.0214694014144167" calcext:value-type="float">
            <text:p>0,02146940</text:p>
          </table:table-cell>
          <table:table-cell table:style-name="ce29" office:value-type="float" office:value="0.0436775030930833" calcext:value-type="float">
            <text:p>0,04367750</text:p>
          </table:table-cell>
          <table:table-cell table:style-name="ce29" office:value-type="float" office:value="0.0909831456666667" calcext:value-type="float">
            <text:p>0,09098315</text:p>
          </table:table-cell>
          <table:table-cell table:style-name="ce29" office:value-type="float" office:value="0.0107893993166667" calcext:value-type="float">
            <text:p>0,01078940</text:p>
          </table:table-cell>
          <table:table-cell table:formula="of:=SMALL([.B26:.G26];1)" office:value-type="float" office:value="0.00392690131878333" calcext:value-type="float">
            <text:p>0,00392690</text:p>
          </table:table-cell>
          <table:table-cell table:formula="of:=SMALL([.B26:.G26];2)" office:value-type="float" office:value="0.0107893993166667" calcext:value-type="float">
            <text:p>0,01078940</text:p>
          </table:table-cell>
          <table:table-cell table:formula="of:=SMALL([.B26:.G26];3)" office:value-type="float" office:value="0.0214694014144167" calcext:value-type="float">
            <text:p>0,02146940</text:p>
          </table:table-cell>
        </table:table-row>
        <table:table-row table:style-name="ro1">
          <table:covered-table-cell table:style-name="Default"/>
          <table:table-cell office:value-type="float" office:value="0.00676929370526264" calcext:value-type="float">
            <text:p>0,00676929</text:p>
          </table:table-cell>
          <table:table-cell office:value-type="float" office:value="0.0385605099447959" calcext:value-type="float">
            <text:p>0,03856051</text:p>
          </table:table-cell>
          <table:table-cell office:value-type="float" office:value="0.0222588466513804" calcext:value-type="float">
            <text:p>0,02225885</text:p>
          </table:table-cell>
          <table:table-cell office:value-type="float" office:value="0.0340600048233942" calcext:value-type="float">
            <text:p>0,03406000</text:p>
          </table:table-cell>
          <table:table-cell office:value-type="float" office:value="0.0643741653033696" calcext:value-type="float">
            <text:p>0,06437417</text:p>
          </table:table-cell>
          <table:table-cell office:value-type="float" office:value="0.00707632728863331" calcext:value-type="float">
            <text:p>0,0070763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number-columns-repeated="2" table:default-cell-style-name="ce31"/>
        <table:table-column table:style-name="co3" table:default-cell-style-name="ce31"/>
        <table:table-column table:style-name="co2" table:number-columns-repeated="3" table:default-cell-style-name="ce31"/>
        <table:table-column table:style-name="co4" table:default-cell-style-name="ce31"/>
        <table:table-column table:style-name="co1" table:number-columns-repeated="2" table:default-cell-style-name="ce44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number-columns-repeated="2" table:style-name="ce30" office:value-type="float" office:value="1" calcext:value-type="float">
            <text:p>1,00000</text:p>
          </table:table-cell>
          <table:table-cell table:style-name="ce30" office:value-type="float" office:value="0.9993252" calcext:value-type="float">
            <text:p>0,99933</text:p>
          </table:table-cell>
          <table:table-cell table:number-columns-repeated="3" table:style-name="ce30" office:value-type="float" office:value="1" calcext:value-type="float">
            <text:p>1,00000</text:p>
          </table:table-cell>
          <table:table-cell table:formula="of:=LARGE([.B2:.G2];1)" office:value-type="float" office:value="1" calcext:value-type="float">
            <text:p>1,00000</text:p>
          </table:table-cell>
          <table:table-cell table:formula="of:=LARGE([.B2:.G2];2)" office:value-type="float" office:value="1" calcext:value-type="float">
            <text:p>1,00000</text:p>
          </table:table-cell>
          <table:table-cell table:formula="of:=LARGE([.B2:.G2];3)" office:value-type="float" office:value="1" calcext:value-type="float">
            <text:p>1,00000</text:p>
          </table:table-cell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0</text:p>
          </table:table-cell>
          <table:table-cell office:value-type="float" office:value="0.00104286871656983" calcext:value-type="float">
            <text:p>0,00104</text:p>
          </table:table-cell>
          <table:table-cell table:number-columns-repeated="3" office:value-type="float" office:value="0" calcext:value-type="float">
            <text:p>0,00000</text:p>
          </table:table-cell>
          <table:table-cell table:formula="of:=LARGE([.B3:.G3];1)" office:value-type="float" office:value="0.00104286871656983" calcext:value-type="float">
            <text:p>0,00104</text:p>
          </table:table-cell>
          <table:table-cell table:formula="of:=LARGE([.B3:.G3];2)" office:value-type="float" office:value="0" calcext:value-type="float">
            <text:p>0,00000</text:p>
          </table:table-cell>
          <table:table-cell table:formula="of:=LARGE([.B3:.G3];3)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32" office:value-type="float" office:value="0.9999198" calcext:value-type="float">
            <text:p>0,99992</text:p>
          </table:table-cell>
          <table:table-cell table:style-name="ce32" office:value-type="float" office:value="1" calcext:value-type="float">
            <text:p>1,00000</text:p>
          </table:table-cell>
          <table:table-cell table:style-name="ce32" office:value-type="float" office:value="0.9887346" calcext:value-type="float">
            <text:p>0,98873</text:p>
          </table:table-cell>
          <table:table-cell table:style-name="ce32" office:value-type="float" office:value="0.9843666" calcext:value-type="float">
            <text:p>0,98437</text:p>
          </table:table-cell>
          <table:table-cell table:style-name="ce32" office:value-type="float" office:value="0.9798473" calcext:value-type="float">
            <text:p>0,97985</text:p>
          </table:table-cell>
          <table:table-cell table:style-name="ce32" office:value-type="float" office:value="0.999908" calcext:value-type="float">
            <text:p>0,99991</text:p>
          </table:table-cell>
          <table:table-cell table:formula="of:=LARGE([.B4:.G4];1)" office:value-type="float" office:value="1" calcext:value-type="float">
            <text:p>1,00000</text:p>
          </table:table-cell>
          <table:table-cell table:formula="of:=LARGE([.B4:.G4];2)" office:value-type="float" office:value="0.9999198" calcext:value-type="float">
            <text:p>0,99992</text:p>
          </table:table-cell>
          <table:table-cell table:formula="of:=LARGE([.B4:.G4];3)" office:value-type="float" office:value="0.999908" calcext:value-type="float">
            <text:p>0,99991</text:p>
          </table:table-cell>
        </table:table-row>
        <table:table-row table:style-name="ro1">
          <table:covered-table-cell table:style-name="Default"/>
          <table:table-cell office:value-type="float" office:value="0.000240599999999991" calcext:value-type="float">
            <text:p>0,00024</text:p>
          </table:table-cell>
          <table:table-cell office:value-type="float" office:value="0" calcext:value-type="float">
            <text:p>0,00000</text:p>
          </table:table-cell>
          <table:table-cell office:value-type="float" office:value="0.00932164860097183" calcext:value-type="float">
            <text:p>0,00932</text:p>
          </table:table-cell>
          <table:table-cell office:value-type="float" office:value="0.00662055978297908" calcext:value-type="float">
            <text:p>0,00662</text:p>
          </table:table-cell>
          <table:table-cell office:value-type="float" office:value="0.00275624262538697" calcext:value-type="float">
            <text:p>0,00276</text:p>
          </table:table-cell>
          <table:table-cell office:value-type="float" office:value="0.000160591406993024" calcext:value-type="float">
            <text:p>0,00016</text:p>
          </table:table-cell>
          <table:table-cell table:formula="of:=LARGE([.B5:.G5];1)" office:value-type="float" office:value="0.00932164860097183" calcext:value-type="float">
            <text:p>0,00932</text:p>
          </table:table-cell>
          <table:table-cell table:formula="of:=LARGE([.B5:.G5];2)" office:value-type="float" office:value="0.00662055978297908" calcext:value-type="float">
            <text:p>0,00662</text:p>
          </table:table-cell>
          <table:table-cell table:formula="of:=LARGE([.B5:.G5];3)" office:value-type="float" office:value="0.00275624262538697" calcext:value-type="float">
            <text:p>0,0027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33" office:value-type="float" office:value="0.9995426" calcext:value-type="float">
            <text:p>0,99954</text:p>
          </table:table-cell>
          <table:table-cell table:style-name="ce33" office:value-type="float" office:value="0.9958876" calcext:value-type="float">
            <text:p>0,99589</text:p>
          </table:table-cell>
          <table:table-cell table:style-name="ce33" office:value-type="float" office:value="0.9817356" calcext:value-type="float">
            <text:p>0,98174</text:p>
          </table:table-cell>
          <table:table-cell table:style-name="ce33" office:value-type="float" office:value="0.9564419" calcext:value-type="float">
            <text:p>0,95644</text:p>
          </table:table-cell>
          <table:table-cell table:style-name="ce33" office:value-type="float" office:value="0.9313828" calcext:value-type="float">
            <text:p>0,93138</text:p>
          </table:table-cell>
          <table:table-cell table:style-name="ce33" office:value-type="float" office:value="0.9987579" calcext:value-type="float">
            <text:p>0,99876</text:p>
          </table:table-cell>
          <table:table-cell table:formula="of:=LARGE([.B6:.G6];1)" office:value-type="float" office:value="0.9995426" calcext:value-type="float">
            <text:p>0,99954</text:p>
          </table:table-cell>
          <table:table-cell table:formula="of:=LARGE([.B6:.G6];2)" office:value-type="float" office:value="0.9987579" calcext:value-type="float">
            <text:p>0,99876</text:p>
          </table:table-cell>
          <table:table-cell table:formula="of:=LARGE([.B6:.G6];3)" office:value-type="float" office:value="0.9958876" calcext:value-type="float">
            <text:p>0,99589</text:p>
          </table:table-cell>
        </table:table-row>
        <table:table-row table:style-name="ro1">
          <table:covered-table-cell table:style-name="Default"/>
          <table:table-cell office:value-type="float" office:value="0.000411839580419358" calcext:value-type="float">
            <text:p>0,00041</text:p>
          </table:table-cell>
          <table:table-cell office:value-type="float" office:value="0.0010553581572149" calcext:value-type="float">
            <text:p>0,00106</text:p>
          </table:table-cell>
          <table:table-cell office:value-type="float" office:value="0.0093693269790311" calcext:value-type="float">
            <text:p>0,00937</text:p>
          </table:table-cell>
          <table:table-cell office:value-type="float" office:value="0.00707252672600112" calcext:value-type="float">
            <text:p>0,00707</text:p>
          </table:table-cell>
          <table:table-cell office:value-type="float" office:value="0.00430378117008753" calcext:value-type="float">
            <text:p>0,00430</text:p>
          </table:table-cell>
          <table:table-cell office:value-type="float" office:value="0.00151455250486737" calcext:value-type="float">
            <text:p>0,00151</text:p>
          </table:table-cell>
          <table:table-cell table:formula="of:=LARGE([.B7:.G7];1)" office:value-type="float" office:value="0.0093693269790311" calcext:value-type="float">
            <text:p>0,00937</text:p>
          </table:table-cell>
          <table:table-cell table:formula="of:=LARGE([.B7:.G7];2)" office:value-type="float" office:value="0.00707252672600112" calcext:value-type="float">
            <text:p>0,00707</text:p>
          </table:table-cell>
          <table:table-cell table:formula="of:=LARGE([.B7:.G7];3)" office:value-type="float" office:value="0.00430378117008753" calcext:value-type="float">
            <text:p>0,004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34" office:value-type="float" office:value="0.9989081" calcext:value-type="float">
            <text:p>0,99891</text:p>
          </table:table-cell>
          <table:table-cell table:style-name="ce34" office:value-type="float" office:value="0.9914582" calcext:value-type="float">
            <text:p>0,99146</text:p>
          </table:table-cell>
          <table:table-cell table:style-name="ce34" office:value-type="float" office:value="0.9791605" calcext:value-type="float">
            <text:p>0,97916</text:p>
          </table:table-cell>
          <table:table-cell table:style-name="ce34" office:value-type="float" office:value="0.9294096" calcext:value-type="float">
            <text:p>0,92941</text:p>
          </table:table-cell>
          <table:table-cell table:style-name="ce34" office:value-type="float" office:value="0.9018515" calcext:value-type="float">
            <text:p>0,90185</text:p>
          </table:table-cell>
          <table:table-cell table:style-name="ce34" office:value-type="float" office:value="0.99902" calcext:value-type="float">
            <text:p>0,99902</text:p>
          </table:table-cell>
          <table:table-cell table:formula="of:=LARGE([.B8:.G8];1)" office:value-type="float" office:value="0.99902" calcext:value-type="float">
            <text:p>0,99902</text:p>
          </table:table-cell>
          <table:table-cell table:formula="of:=LARGE([.B8:.G8];2)" office:value-type="float" office:value="0.9989081" calcext:value-type="float">
            <text:p>0,99891</text:p>
          </table:table-cell>
          <table:table-cell table:formula="of:=LARGE([.B8:.G8];3)" office:value-type="float" office:value="0.9914582" calcext:value-type="float">
            <text:p>0,99146</text:p>
          </table:table-cell>
        </table:table-row>
        <table:table-row table:style-name="ro1">
          <table:covered-table-cell table:style-name="Default"/>
          <table:table-cell office:value-type="float" office:value="0.00126221673653932" calcext:value-type="float">
            <text:p>0,00126</text:p>
          </table:table-cell>
          <table:table-cell office:value-type="float" office:value="0.00334062298980295" calcext:value-type="float">
            <text:p>0,00334</text:p>
          </table:table-cell>
          <table:table-cell office:value-type="float" office:value="0.010614319321087" calcext:value-type="float">
            <text:p>0,01061</text:p>
          </table:table-cell>
          <table:table-cell office:value-type="float" office:value="0.00633776443550876" calcext:value-type="float">
            <text:p>0,00634</text:p>
          </table:table-cell>
          <table:table-cell office:value-type="float" office:value="0.00725058526258396" calcext:value-type="float">
            <text:p>0,00725</text:p>
          </table:table-cell>
          <table:table-cell office:value-type="float" office:value="0.0017203129947774" calcext:value-type="float">
            <text:p>0,00172</text:p>
          </table:table-cell>
          <table:table-cell table:formula="of:=LARGE([.B9:.G9];1)" office:value-type="float" office:value="0.010614319321087" calcext:value-type="float">
            <text:p>0,01061</text:p>
          </table:table-cell>
          <table:table-cell table:formula="of:=LARGE([.B9:.G9];2)" office:value-type="float" office:value="0.00725058526258396" calcext:value-type="float">
            <text:p>0,00725</text:p>
          </table:table-cell>
          <table:table-cell table:formula="of:=LARGE([.B9:.G9];3)" office:value-type="float" office:value="0.00633776443550876" calcext:value-type="float">
            <text:p>0,0063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35" office:value-type="float" office:value="1.011828" calcext:value-type="float">
            <text:p>1,01183</text:p>
          </table:table-cell>
          <table:table-cell table:style-name="ce35" office:value-type="float" office:value="1.011167" calcext:value-type="float">
            <text:p>1,01117</text:p>
          </table:table-cell>
          <table:table-cell table:style-name="ce35" office:value-type="float" office:value="1.011479" calcext:value-type="float">
            <text:p>1,01148</text:p>
          </table:table-cell>
          <table:table-cell table:style-name="ce35" office:value-type="float" office:value="1.010554" calcext:value-type="float">
            <text:p>1,01055</text:p>
          </table:table-cell>
          <table:table-cell table:style-name="ce35" office:value-type="float" office:value="1.004604" calcext:value-type="float">
            <text:p>1,00460</text:p>
          </table:table-cell>
          <table:table-cell table:style-name="ce35" office:value-type="float" office:value="1.009545" calcext:value-type="float">
            <text:p>1,00955</text:p>
          </table:table-cell>
          <table:table-cell table:formula="of:=LARGE([.B10:.G10];1)" office:value-type="float" office:value="1.011828" calcext:value-type="float">
            <text:p>1,01183</text:p>
          </table:table-cell>
          <table:table-cell table:formula="of:=LARGE([.B10:.G10];2)" office:value-type="float" office:value="1.011479" calcext:value-type="float">
            <text:p>1,01148</text:p>
          </table:table-cell>
          <table:table-cell table:formula="of:=LARGE([.B10:.G10];3)" office:value-type="float" office:value="1.011167" calcext:value-type="float">
            <text:p>1,01117</text:p>
          </table:table-cell>
        </table:table-row>
        <table:table-row table:style-name="ro1">
          <table:covered-table-cell table:style-name="Default"/>
          <table:table-cell office:value-type="float" office:value="0.00193712570578159" calcext:value-type="float">
            <text:p>0,00194</text:p>
          </table:table-cell>
          <table:table-cell office:value-type="float" office:value="0.00196882223676996" calcext:value-type="float">
            <text:p>0,00197</text:p>
          </table:table-cell>
          <table:table-cell office:value-type="float" office:value="0.00177000819207144" calcext:value-type="float">
            <text:p>0,00177</text:p>
          </table:table-cell>
          <table:table-cell office:value-type="float" office:value="0.000531115806580823" calcext:value-type="float">
            <text:p>0,00053</text:p>
          </table:table-cell>
          <table:table-cell office:value-type="float" office:value="0.00154195460374163" calcext:value-type="float">
            <text:p>0,00154</text:p>
          </table:table-cell>
          <table:table-cell office:value-type="float" office:value="0.000878490182073766" calcext:value-type="float">
            <text:p>0,00088</text:p>
          </table:table-cell>
          <table:table-cell table:formula="of:=LARGE([.B11:.G11];1)" office:value-type="float" office:value="0.00196882223676996" calcext:value-type="float">
            <text:p>0,00197</text:p>
          </table:table-cell>
          <table:table-cell table:formula="of:=LARGE([.B11:.G11];2)" office:value-type="float" office:value="0.00193712570578159" calcext:value-type="float">
            <text:p>0,00194</text:p>
          </table:table-cell>
          <table:table-cell table:formula="of:=LARGE([.B11:.G11];3)" office:value-type="float" office:value="0.00177000819207144" calcext:value-type="float">
            <text:p>0,0017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36" office:value-type="float" office:value="1.013399" calcext:value-type="float">
            <text:p>1,01340</text:p>
          </table:table-cell>
          <table:table-cell table:style-name="ce36" office:value-type="float" office:value="1.0096" calcext:value-type="float">
            <text:p>1,00960</text:p>
          </table:table-cell>
          <table:table-cell table:style-name="ce36" office:value-type="float" office:value="1.002843" calcext:value-type="float">
            <text:p>1,00284</text:p>
          </table:table-cell>
          <table:table-cell table:style-name="ce36" office:value-type="float" office:value="0.9960544" calcext:value-type="float">
            <text:p>0,99605</text:p>
          </table:table-cell>
          <table:table-cell table:style-name="ce36" office:value-type="float" office:value="0.9796868" calcext:value-type="float">
            <text:p>0,97969</text:p>
          </table:table-cell>
          <table:table-cell table:style-name="ce36" office:value-type="float" office:value="1.008412" calcext:value-type="float">
            <text:p>1,00841</text:p>
          </table:table-cell>
          <table:table-cell table:formula="of:=LARGE([.B12:.G12];1)" office:value-type="float" office:value="1.013399" calcext:value-type="float">
            <text:p>1,01340</text:p>
          </table:table-cell>
          <table:table-cell table:formula="of:=LARGE([.B12:.G12];2)" office:value-type="float" office:value="1.0096" calcext:value-type="float">
            <text:p>1,00960</text:p>
          </table:table-cell>
          <table:table-cell table:formula="of:=LARGE([.B12:.G12];3)" office:value-type="float" office:value="1.008412" calcext:value-type="float">
            <text:p>1,00841</text:p>
          </table:table-cell>
        </table:table-row>
        <table:table-row table:style-name="ro1">
          <table:covered-table-cell table:style-name="Default"/>
          <table:table-cell office:value-type="float" office:value="0.0017588885695234" calcext:value-type="float">
            <text:p>0,00176</text:p>
          </table:table-cell>
          <table:table-cell office:value-type="float" office:value="0.0017128631001922" calcext:value-type="float">
            <text:p>0,00171</text:p>
          </table:table-cell>
          <table:table-cell office:value-type="float" office:value="0.00520118355761458" calcext:value-type="float">
            <text:p>0,00520</text:p>
          </table:table-cell>
          <table:table-cell office:value-type="float" office:value="0.00540051707154046" calcext:value-type="float">
            <text:p>0,00540</text:p>
          </table:table-cell>
          <table:table-cell office:value-type="float" office:value="0.00229547872131283" calcext:value-type="float">
            <text:p>0,00230</text:p>
          </table:table-cell>
          <table:table-cell office:value-type="float" office:value="0.00165341948700264" calcext:value-type="float">
            <text:p>0,00165</text:p>
          </table:table-cell>
          <table:table-cell table:formula="of:=LARGE([.B13:.G13];1)" office:value-type="float" office:value="0.00540051707154046" calcext:value-type="float">
            <text:p>0,00540</text:p>
          </table:table-cell>
          <table:table-cell table:formula="of:=LARGE([.B13:.G13];2)" office:value-type="float" office:value="0.00520118355761458" calcext:value-type="float">
            <text:p>0,00520</text:p>
          </table:table-cell>
          <table:table-cell table:formula="of:=LARGE([.B13:.G13];3)" office:value-type="float" office:value="0.00229547872131283" calcext:value-type="float">
            <text:p>0,002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37" office:value-type="float" office:value="1.012215" calcext:value-type="float">
            <text:p>1,01222</text:p>
          </table:table-cell>
          <table:table-cell table:style-name="ce37" office:value-type="float" office:value="1.006817" calcext:value-type="float">
            <text:p>1,00682</text:p>
          </table:table-cell>
          <table:table-cell table:style-name="ce37" office:value-type="float" office:value="0.9904968" calcext:value-type="float">
            <text:p>0,99050</text:p>
          </table:table-cell>
          <table:table-cell table:style-name="ce37" office:value-type="float" office:value="0.9692612" calcext:value-type="float">
            <text:p>0,96926</text:p>
          </table:table-cell>
          <table:table-cell table:style-name="ce37" office:value-type="float" office:value="0.948165" calcext:value-type="float">
            <text:p>0,94817</text:p>
          </table:table-cell>
          <table:table-cell table:style-name="ce37" office:value-type="float" office:value="1.007845" calcext:value-type="float">
            <text:p>1,00785</text:p>
          </table:table-cell>
          <table:table-cell table:formula="of:=LARGE([.B14:.G14];1)" office:value-type="float" office:value="1.012215" calcext:value-type="float">
            <text:p>1,01222</text:p>
          </table:table-cell>
          <table:table-cell table:formula="of:=LARGE([.B14:.G14];2)" office:value-type="float" office:value="1.007845" calcext:value-type="float">
            <text:p>1,00785</text:p>
          </table:table-cell>
          <table:table-cell table:formula="of:=LARGE([.B14:.G14];3)" office:value-type="float" office:value="1.006817" calcext:value-type="float">
            <text:p>1,00682</text:p>
          </table:table-cell>
        </table:table-row>
        <table:table-row table:style-name="ro1">
          <table:covered-table-cell table:style-name="Default"/>
          <table:table-cell office:value-type="float" office:value="0.00192991839205705" calcext:value-type="float">
            <text:p>0,00193</text:p>
          </table:table-cell>
          <table:table-cell office:value-type="float" office:value="0.00319951261913435" calcext:value-type="float">
            <text:p>0,00320</text:p>
          </table:table-cell>
          <table:table-cell office:value-type="float" office:value="0.00574433847888511" calcext:value-type="float">
            <text:p>0,00574</text:p>
          </table:table-cell>
          <table:table-cell office:value-type="float" office:value="0.00511776450806405" calcext:value-type="float">
            <text:p>0,00512</text:p>
          </table:table-cell>
          <table:table-cell office:value-type="float" office:value="0.00262836268425799" calcext:value-type="float">
            <text:p>0,00263</text:p>
          </table:table-cell>
          <table:table-cell office:value-type="float" office:value="0.00168817801194069" calcext:value-type="float">
            <text:p>0,00169</text:p>
          </table:table-cell>
          <table:table-cell table:formula="of:=LARGE([.B15:.G15];1)" office:value-type="float" office:value="0.00574433847888511" calcext:value-type="float">
            <text:p>0,00574</text:p>
          </table:table-cell>
          <table:table-cell table:formula="of:=LARGE([.B15:.G15];2)" office:value-type="float" office:value="0.00511776450806405" calcext:value-type="float">
            <text:p>0,00512</text:p>
          </table:table-cell>
          <table:table-cell table:formula="of:=LARGE([.B15:.G15];3)" office:value-type="float" office:value="0.00319951261913435" calcext:value-type="float">
            <text:p>0,003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38" office:value-type="float" office:value="1.005995" calcext:value-type="float">
            <text:p>1,00600</text:p>
          </table:table-cell>
          <table:table-cell table:style-name="ce38" office:value-type="float" office:value="1.003707" calcext:value-type="float">
            <text:p>1,00371</text:p>
          </table:table-cell>
          <table:table-cell table:style-name="ce38" office:value-type="float" office:value="0.978285" calcext:value-type="float">
            <text:p>0,97829</text:p>
          </table:table-cell>
          <table:table-cell table:style-name="ce38" office:value-type="float" office:value="0.9535427" calcext:value-type="float">
            <text:p>0,95354</text:p>
          </table:table-cell>
          <table:table-cell table:style-name="ce38" office:value-type="float" office:value="0.9228959" calcext:value-type="float">
            <text:p>0,92290</text:p>
          </table:table-cell>
          <table:table-cell table:style-name="ce38" office:value-type="float" office:value="1.005304" calcext:value-type="float">
            <text:p>1,00530</text:p>
          </table:table-cell>
          <table:table-cell table:formula="of:=LARGE([.B16:.G16];1)" office:value-type="float" office:value="1.005995" calcext:value-type="float">
            <text:p>1,00600</text:p>
          </table:table-cell>
          <table:table-cell table:formula="of:=LARGE([.B16:.G16];2)" office:value-type="float" office:value="1.005304" calcext:value-type="float">
            <text:p>1,00530</text:p>
          </table:table-cell>
          <table:table-cell table:formula="of:=LARGE([.B16:.G16];3)" office:value-type="float" office:value="1.003707" calcext:value-type="float">
            <text:p>1,00371</text:p>
          </table:table-cell>
        </table:table-row>
        <table:table-row table:style-name="ro1">
          <table:covered-table-cell table:style-name="Default"/>
          <table:table-cell office:value-type="float" office:value="0.00176198325758218" calcext:value-type="float">
            <text:p>0,00176</text:p>
          </table:table-cell>
          <table:table-cell office:value-type="float" office:value="0.00127079542019952" calcext:value-type="float">
            <text:p>0,00127</text:p>
          </table:table-cell>
          <table:table-cell office:value-type="float" office:value="0.00418013028505093" calcext:value-type="float">
            <text:p>0,00418</text:p>
          </table:table-cell>
          <table:table-cell office:value-type="float" office:value="0.00620753687141688" calcext:value-type="float">
            <text:p>0,00621</text:p>
          </table:table-cell>
          <table:table-cell office:value-type="float" office:value="0.0021231533835312" calcext:value-type="float">
            <text:p>0,00212</text:p>
          </table:table-cell>
          <table:table-cell office:value-type="float" office:value="0.000792996847408625" calcext:value-type="float">
            <text:p>0,00079</text:p>
          </table:table-cell>
          <table:table-cell table:formula="of:=LARGE([.B17:.G17];1)" office:value-type="float" office:value="0.00620753687141688" calcext:value-type="float">
            <text:p>0,00621</text:p>
          </table:table-cell>
          <table:table-cell table:formula="of:=LARGE([.B17:.G17];2)" office:value-type="float" office:value="0.00418013028505093" calcext:value-type="float">
            <text:p>0,00418</text:p>
          </table:table-cell>
          <table:table-cell table:formula="of:=LARGE([.B17:.G17];3)" office:value-type="float" office:value="0.0021231533835312" calcext:value-type="float">
            <text:p>0,002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39" office:value-type="float" office:value="1.02439" calcext:value-type="float">
            <text:p>1,02439</text:p>
          </table:table-cell>
          <table:table-cell table:style-name="ce39" office:value-type="float" office:value="1.012849" calcext:value-type="float">
            <text:p>1,01285</text:p>
          </table:table-cell>
          <table:table-cell table:style-name="ce39" office:value-type="float" office:value="1.038672" calcext:value-type="float">
            <text:p>1,03867</text:p>
          </table:table-cell>
          <table:table-cell table:style-name="ce39" office:value-type="float" office:value="1.035486" calcext:value-type="float">
            <text:p>1,03549</text:p>
          </table:table-cell>
          <table:table-cell table:style-name="ce39" office:value-type="float" office:value="1.019608" calcext:value-type="float">
            <text:p>1,01961</text:p>
          </table:table-cell>
          <table:table-cell table:style-name="ce39" office:value-type="float" office:value="1.03501" calcext:value-type="float">
            <text:p>1,03501</text:p>
          </table:table-cell>
          <table:table-cell table:formula="of:=LARGE([.B18:.G18];1)" office:value-type="float" office:value="1.038672" calcext:value-type="float">
            <text:p>1,03867</text:p>
          </table:table-cell>
          <table:table-cell table:formula="of:=LARGE([.B18:.G18];2)" office:value-type="float" office:value="1.035486" calcext:value-type="float">
            <text:p>1,03549</text:p>
          </table:table-cell>
          <table:table-cell table:formula="of:=LARGE([.B18:.G18];3)" office:value-type="float" office:value="1.03501" calcext:value-type="float">
            <text:p>1,03501</text:p>
          </table:table-cell>
        </table:table-row>
        <table:table-row table:style-name="ro1">
          <table:covered-table-cell table:style-name="Default"/>
          <table:table-cell office:value-type="float" office:value="0.00316277409879364" calcext:value-type="float">
            <text:p>0,00316</text:p>
          </table:table-cell>
          <table:table-cell office:value-type="float" office:value="0.00245621436360923" calcext:value-type="float">
            <text:p>0,00246</text:p>
          </table:table-cell>
          <table:table-cell office:value-type="float" office:value="0.00319296977749557" calcext:value-type="float">
            <text:p>0,00319</text:p>
          </table:table-cell>
          <table:table-cell office:value-type="float" office:value="0.0030248940477313" calcext:value-type="float">
            <text:p>0,00302</text:p>
          </table:table-cell>
          <table:table-cell office:value-type="float" office:value="0.00485414420881788" calcext:value-type="float">
            <text:p>0,00485</text:p>
          </table:table-cell>
          <table:table-cell office:value-type="float" office:value="0.00587234195189622" calcext:value-type="float">
            <text:p>0,00587</text:p>
          </table:table-cell>
          <table:table-cell table:formula="of:=LARGE([.B19:.G19];1)" office:value-type="float" office:value="0.00587234195189622" calcext:value-type="float">
            <text:p>0,00587</text:p>
          </table:table-cell>
          <table:table-cell table:formula="of:=LARGE([.B19:.G19];2)" office:value-type="float" office:value="0.00485414420881788" calcext:value-type="float">
            <text:p>0,00485</text:p>
          </table:table-cell>
          <table:table-cell table:formula="of:=LARGE([.B19:.G19];3)" office:value-type="float" office:value="0.00319296977749557" calcext:value-type="float">
            <text:p>0,0031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40" office:value-type="float" office:value="1.016599" calcext:value-type="float">
            <text:p>1,01660</text:p>
          </table:table-cell>
          <table:table-cell table:style-name="ce40" office:value-type="float" office:value="1.010824" calcext:value-type="float">
            <text:p>1,01082</text:p>
          </table:table-cell>
          <table:table-cell table:style-name="ce40" office:value-type="float" office:value="1.017903" calcext:value-type="float">
            <text:p>1,01790</text:p>
          </table:table-cell>
          <table:table-cell table:style-name="ce40" office:value-type="float" office:value="1.00599" calcext:value-type="float">
            <text:p>1,00599</text:p>
          </table:table-cell>
          <table:table-cell table:style-name="ce40" office:value-type="float" office:value="0.9760048" calcext:value-type="float">
            <text:p>0,97600</text:p>
          </table:table-cell>
          <table:table-cell table:style-name="ce40" office:value-type="float" office:value="1.015157" calcext:value-type="float">
            <text:p>1,01516</text:p>
          </table:table-cell>
          <table:table-cell table:formula="of:=LARGE([.B20:.G20];1)" office:value-type="float" office:value="1.017903" calcext:value-type="float">
            <text:p>1,01790</text:p>
          </table:table-cell>
          <table:table-cell table:formula="of:=LARGE([.B20:.G20];2)" office:value-type="float" office:value="1.016599" calcext:value-type="float">
            <text:p>1,01660</text:p>
          </table:table-cell>
          <table:table-cell table:formula="of:=LARGE([.B20:.G20];3)" office:value-type="float" office:value="1.015157" calcext:value-type="float">
            <text:p>1,01516</text:p>
          </table:table-cell>
        </table:table-row>
        <table:table-row table:style-name="ro1">
          <table:covered-table-cell table:style-name="Default"/>
          <table:table-cell office:value-type="float" office:value="0.00364091046305732" calcext:value-type="float">
            <text:p>0,00364</text:p>
          </table:table-cell>
          <table:table-cell office:value-type="float" office:value="0.00561732534218912" calcext:value-type="float">
            <text:p>0,00562</text:p>
          </table:table-cell>
          <table:table-cell office:value-type="float" office:value="0.00579470283966316" calcext:value-type="float">
            <text:p>0,00579</text:p>
          </table:table-cell>
          <table:table-cell office:value-type="float" office:value="0.00464483368916477" calcext:value-type="float">
            <text:p>0,00464</text:p>
          </table:table-cell>
          <table:table-cell office:value-type="float" office:value="0.00336797457828885" calcext:value-type="float">
            <text:p>0,00337</text:p>
          </table:table-cell>
          <table:table-cell office:value-type="float" office:value="0.0023392821548501" calcext:value-type="float">
            <text:p>0,00234</text:p>
          </table:table-cell>
          <table:table-cell table:formula="of:=LARGE([.B21:.G21];1)" office:value-type="float" office:value="0.00579470283966316" calcext:value-type="float">
            <text:p>0,00579</text:p>
          </table:table-cell>
          <table:table-cell table:formula="of:=LARGE([.B21:.G21];2)" office:value-type="float" office:value="0.00561732534218912" calcext:value-type="float">
            <text:p>0,00562</text:p>
          </table:table-cell>
          <table:table-cell table:formula="of:=LARGE([.B21:.G21];3)" office:value-type="float" office:value="0.00464483368916477" calcext:value-type="float">
            <text:p>0,0046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41" office:value-type="float" office:value="1.022021" calcext:value-type="float">
            <text:p>1,02202</text:p>
          </table:table-cell>
          <table:table-cell table:style-name="ce41" office:value-type="float" office:value="1.0004117" calcext:value-type="float">
            <text:p>1,00041</text:p>
          </table:table-cell>
          <table:table-cell table:style-name="ce41" office:value-type="float" office:value="0.9890599" calcext:value-type="float">
            <text:p>0,98906</text:p>
          </table:table-cell>
          <table:table-cell table:style-name="ce41" office:value-type="float" office:value="0.9804507" calcext:value-type="float">
            <text:p>0,98045</text:p>
          </table:table-cell>
          <table:table-cell table:style-name="ce41" office:value-type="float" office:value="0.9437918" calcext:value-type="float">
            <text:p>0,94379</text:p>
          </table:table-cell>
          <table:table-cell table:style-name="ce41" office:value-type="float" office:value="1.013227" calcext:value-type="float">
            <text:p>1,01323</text:p>
          </table:table-cell>
          <table:table-cell table:formula="of:=LARGE([.B22:.G22];1)" office:value-type="float" office:value="1.022021" calcext:value-type="float">
            <text:p>1,02202</text:p>
          </table:table-cell>
          <table:table-cell table:formula="of:=LARGE([.B22:.G22];2)" office:value-type="float" office:value="1.013227" calcext:value-type="float">
            <text:p>1,01323</text:p>
          </table:table-cell>
          <table:table-cell table:formula="of:=LARGE([.B22:.G22];3)" office:value-type="float" office:value="1.0004117" calcext:value-type="float">
            <text:p>1,00041</text:p>
          </table:table-cell>
        </table:table-row>
        <table:table-row table:style-name="ro1">
          <table:covered-table-cell table:style-name="Default"/>
          <table:table-cell office:value-type="float" office:value="0.00538159539541947" calcext:value-type="float">
            <text:p>0,00538</text:p>
          </table:table-cell>
          <table:table-cell office:value-type="float" office:value="0.00657284843960367" calcext:value-type="float">
            <text:p>0,00657</text:p>
          </table:table-cell>
          <table:table-cell office:value-type="float" office:value="0.0115786861556051" calcext:value-type="float">
            <text:p>0,01158</text:p>
          </table:table-cell>
          <table:table-cell office:value-type="float" office:value="0.0102676011808991" calcext:value-type="float">
            <text:p>0,01027</text:p>
          </table:table-cell>
          <table:table-cell office:value-type="float" office:value="0.00543955924317402" calcext:value-type="float">
            <text:p>0,00544</text:p>
          </table:table-cell>
          <table:table-cell office:value-type="float" office:value="0.00162989600895274" calcext:value-type="float">
            <text:p>0,00163</text:p>
          </table:table-cell>
          <table:table-cell table:formula="of:=LARGE([.B23:.G23];1)" office:value-type="float" office:value="0.0115786861556051" calcext:value-type="float">
            <text:p>0,01158</text:p>
          </table:table-cell>
          <table:table-cell table:formula="of:=LARGE([.B23:.G23];2)" office:value-type="float" office:value="0.0102676011808991" calcext:value-type="float">
            <text:p>0,01027</text:p>
          </table:table-cell>
          <table:table-cell table:formula="of:=LARGE([.B23:.G23];3)" office:value-type="float" office:value="0.00657284843960367" calcext:value-type="float">
            <text:p>0,006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42" office:value-type="float" office:value="1.015586" calcext:value-type="float">
            <text:p>1,01559</text:p>
          </table:table-cell>
          <table:table-cell table:style-name="ce42" office:value-type="float" office:value="1.0006743" calcext:value-type="float">
            <text:p>1,00067</text:p>
          </table:table-cell>
          <table:table-cell table:style-name="ce42" office:value-type="float" office:value="0.9823885" calcext:value-type="float">
            <text:p>0,98239</text:p>
          </table:table-cell>
          <table:table-cell table:style-name="ce42" office:value-type="float" office:value="0.9680964" calcext:value-type="float">
            <text:p>0,96810</text:p>
          </table:table-cell>
          <table:table-cell table:style-name="ce42" office:value-type="float" office:value="0.9303613" calcext:value-type="float">
            <text:p>0,93036</text:p>
          </table:table-cell>
          <table:table-cell table:style-name="ce42" office:value-type="float" office:value="1.013472" calcext:value-type="float">
            <text:p>1,01347</text:p>
          </table:table-cell>
          <table:table-cell table:formula="of:=LARGE([.B24:.G24];1)" office:value-type="float" office:value="1.015586" calcext:value-type="float">
            <text:p>1,01559</text:p>
          </table:table-cell>
          <table:table-cell table:formula="of:=LARGE([.B24:.G24];2)" office:value-type="float" office:value="1.013472" calcext:value-type="float">
            <text:p>1,01347</text:p>
          </table:table-cell>
          <table:table-cell table:formula="of:=LARGE([.B24:.G24];3)" office:value-type="float" office:value="1.0006743" calcext:value-type="float">
            <text:p>1,00067</text:p>
          </table:table-cell>
        </table:table-row>
        <table:table-row table:style-name="ro1">
          <table:covered-table-cell table:style-name="Default"/>
          <table:table-cell office:value-type="float" office:value="0.00560066460341985" calcext:value-type="float">
            <text:p>0,00560</text:p>
          </table:table-cell>
          <table:table-cell office:value-type="float" office:value="0.00681465868624394" calcext:value-type="float">
            <text:p>0,00681</text:p>
          </table:table-cell>
          <table:table-cell office:value-type="float" office:value="0.0100465052754677" calcext:value-type="float">
            <text:p>0,01005</text:p>
          </table:table-cell>
          <table:table-cell office:value-type="float" office:value="0.00934522621663061" calcext:value-type="float">
            <text:p>0,00935</text:p>
          </table:table-cell>
          <table:table-cell office:value-type="float" office:value="0.00419897389965693" calcext:value-type="float">
            <text:p>0,00420</text:p>
          </table:table-cell>
          <table:table-cell office:value-type="float" office:value="0.00173224594096798" calcext:value-type="float">
            <text:p>0,00173</text:p>
          </table:table-cell>
          <table:table-cell table:formula="of:=LARGE([.B25:.G25];1)" office:value-type="float" office:value="0.0100465052754677" calcext:value-type="float">
            <text:p>0,01005</text:p>
          </table:table-cell>
          <table:table-cell table:formula="of:=LARGE([.B25:.G25];2)" office:value-type="float" office:value="0.00934522621663061" calcext:value-type="float">
            <text:p>0,00935</text:p>
          </table:table-cell>
          <table:table-cell table:formula="of:=LARGE([.B25:.G25];3)" office:value-type="float" office:value="0.00681465868624394" calcext:value-type="float">
            <text:p>0,0068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3" office:value-type="float" office:value="1.010033625" calcext:value-type="float">
            <text:p>1,01003</text:p>
          </table:table-cell>
          <table:table-cell table:style-name="ce43" office:value-type="float" office:value="1.00361631666667" calcext:value-type="float">
            <text:p>1,00362</text:p>
          </table:table-cell>
          <table:table-cell table:style-name="ce43" office:value-type="float" office:value="0.996673591666667" calcext:value-type="float">
            <text:p>0,99667</text:p>
          </table:table-cell>
          <table:table-cell table:style-name="ce43" office:value-type="float" office:value="0.982471125" calcext:value-type="float">
            <text:p>0,98247</text:p>
          </table:table-cell>
          <table:table-cell table:style-name="ce43" office:value-type="float" office:value="0.9615166" calcext:value-type="float">
            <text:p>0,96152</text:p>
          </table:table-cell>
          <table:table-cell table:style-name="ce43" office:value-type="float" office:value="1.008804825" calcext:value-type="float">
            <text:p>1,00880</text:p>
          </table:table-cell>
          <table:table-cell table:formula="of:=LARGE([.B26:.G26];1)" office:value-type="float" office:value="1.010033625" calcext:value-type="float">
            <text:p>1,01003</text:p>
          </table:table-cell>
          <table:table-cell table:formula="of:=LARGE([.B26:.G26];2)" office:value-type="float" office:value="1.008804825" calcext:value-type="float">
            <text:p>1,00880</text:p>
          </table:table-cell>
          <table:table-cell table:formula="of:=LARGE([.B26:.G26];3)" office:value-type="float" office:value="1.00361631666667" calcext:value-type="float">
            <text:p>1,00362</text:p>
          </table:table-cell>
        </table:table-row>
        <table:table-row table:style-name="ro1">
          <table:covered-table-cell table:style-name="Default"/>
          <table:table-cell office:value-type="float" office:value="0.00910694097018176" calcext:value-type="float">
            <text:p>0,00911</text:p>
          </table:table-cell>
          <table:table-cell office:value-type="float" office:value="0.00736580588483402" calcext:value-type="float">
            <text:p>0,00737</text:p>
          </table:table-cell>
          <table:table-cell office:value-type="float" office:value="0.0190567319502828" calcext:value-type="float">
            <text:p>0,01906</text:p>
          </table:table-cell>
          <table:table-cell office:value-type="float" office:value="0.0285985320618508" calcext:value-type="float">
            <text:p>0,02860</text:p>
          </table:table-cell>
          <table:table-cell office:value-type="float" office:value="0.0355793479513046" calcext:value-type="float">
            <text:p>0,03558</text:p>
          </table:table-cell>
          <table:table-cell office:value-type="float" office:value="0.00997295498140054" calcext:value-type="float">
            <text:p>0,00997</text:p>
          </table:table-cell>
          <table:table-cell table:formula="of:=LARGE([.B27:.G27];1)" office:value-type="float" office:value="0.0355793479513046" calcext:value-type="float">
            <text:p>0,03558</text:p>
          </table:table-cell>
          <table:table-cell table:formula="of:=LARGE([.B27:.G27];2)" office:value-type="float" office:value="0.0285985320618508" calcext:value-type="float">
            <text:p>0,02860</text:p>
          </table:table-cell>
          <table:table-cell table:formula="of:=LARGE([.B27:.G27];3)" office:value-type="float" office:value="0.0190567319502828" calcext:value-type="float">
            <text:p>0,01906</text:p>
          </table:table-cell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table table:name="IPR" table:style-name="ta1">
        <table:table-column table:style-name="co5" table:default-cell-style-name="ce1"/>
        <table:table-column table:style-name="co2" table:default-cell-style-name="ce45"/>
        <table:table-column table:style-name="co4" table:default-cell-style-name="ce45"/>
        <table:table-column table:style-name="co2" table:default-cell-style-name="ce45"/>
        <table:table-column table:style-name="co4" table:default-cell-style-name="ce45"/>
        <table:table-column table:style-name="co2" table:default-cell-style-name="ce47"/>
        <table:table-column table:style-name="co4" table:default-cell-style-name="ce47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HVR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IGD+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psilon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office:value-type="float" office:value="0.9704888" calcext:value-type="float">
            <text:p>0,970489</text:p>
          </table:table-cell>
          <table:table-cell table:style-name="ce46" office:value-type="float" office:value="0.9705104" calcext:value-type="float">
            <text:p>0,970510</text:p>
          </table:table-cell>
          <table:table-cell table:style-name="ce46" office:value-type="float" office:value="0.0025279263" calcext:value-type="float">
            <text:p>0,002528</text:p>
          </table:table-cell>
          <table:table-cell office:value-type="float" office:value="0.0025375845" calcext:value-type="float">
            <text:p>0,002538</text:p>
          </table:table-cell>
          <table:table-cell table:number-columns-repeated="2" table:style-name="ce46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643705405911741" calcext:value-type="float">
            <text:p>0,006437</text:p>
          </table:table-cell>
          <table:table-cell office:value-type="float" office:value="0.00617183285904602" calcext:value-type="float">
            <text:p>0,006172</text:p>
          </table:table-cell>
          <table:table-cell office:value-type="float" office:value="0.00159144069811263" calcext:value-type="float">
            <text:p>0,001591</text:p>
          </table:table-cell>
          <table:table-cell office:value-type="float" office:value="0.0016188535777958" calcext:value-type="float">
            <text:p>0,001619</text:p>
          </table:table-cell>
          <table:table-cell table:number-columns-repeated="2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6" office:value-type="float" office:value="0.9529272" calcext:value-type="float">
            <text:p>0,952927</text:p>
          </table:table-cell>
          <table:table-cell office:value-type="float" office:value="0.9517111" calcext:value-type="float">
            <text:p>0,951711</text:p>
          </table:table-cell>
          <table:table-cell office:value-type="float" office:value="0.006192002" calcext:value-type="float">
            <text:p>0,006192</text:p>
          </table:table-cell>
          <table:table-cell table:style-name="ce46" office:value-type="float" office:value="0.006056042" calcext:value-type="float">
            <text:p>0,006056</text:p>
          </table:table-cell>
          <table:table-cell office:value-type="float" office:value="0.999908" calcext:value-type="float">
            <text:p>0,999908</text:p>
          </table:table-cell>
          <table:table-cell table:style-name="ce46" office:value-type="float" office:value="0.9999899" calcext:value-type="float">
            <text:p>0,999990</text:p>
          </table:table-cell>
        </table:table-row>
        <table:table-row table:style-name="ro1">
          <table:covered-table-cell table:style-name="Default"/>
          <table:table-cell office:value-type="float" office:value="0.00376076970313262" calcext:value-type="float">
            <text:p>0,003761</text:p>
          </table:table-cell>
          <table:table-cell office:value-type="float" office:value="0.00468455492976654" calcext:value-type="float">
            <text:p>0,004685</text:p>
          </table:table-cell>
          <table:table-cell office:value-type="float" office:value="0.00144291537448875" calcext:value-type="float">
            <text:p>0,001443</text:p>
          </table:table-cell>
          <table:table-cell office:value-type="float" office:value="0.00144656187393281" calcext:value-type="float">
            <text:p>0,001447</text:p>
          </table:table-cell>
          <table:table-cell office:value-type="float" office:value="0.000160591406993024" calcext:value-type="float">
            <text:p>0,000161</text:p>
          </table:table-cell>
          <table:table-cell office:value-type="float" office:value="0.0000303000000000053" calcext:value-type="float">
            <text:p>0,00003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46" office:value-type="float" office:value="0.9535419" calcext:value-type="float">
            <text:p>0,953542</text:p>
          </table:table-cell>
          <table:table-cell office:value-type="float" office:value="0.9525926" calcext:value-type="float">
            <text:p>0,952593</text:p>
          </table:table-cell>
          <table:table-cell table:style-name="ce46" office:value-type="float" office:value="0.003446099" calcext:value-type="float">
            <text:p>0,003446</text:p>
          </table:table-cell>
          <table:table-cell office:value-type="float" office:value="0.003480921" calcext:value-type="float">
            <text:p>0,003481</text:p>
          </table:table-cell>
          <table:table-cell table:style-name="ce46" office:value-type="float" office:value="0.9987579" calcext:value-type="float">
            <text:p>0,998758</text:p>
          </table:table-cell>
          <table:table-cell office:value-type="float" office:value="0.9986134" calcext:value-type="float">
            <text:p>0,998613</text:p>
          </table:table-cell>
        </table:table-row>
        <table:table-row table:style-name="ro1">
          <table:covered-table-cell table:style-name="Default"/>
          <table:table-cell office:value-type="float" office:value="0.0050110214018701" calcext:value-type="float">
            <text:p>0,005011</text:p>
          </table:table-cell>
          <table:table-cell office:value-type="float" office:value="0.00564230038548108" calcext:value-type="float">
            <text:p>0,005642</text:p>
          </table:table-cell>
          <table:table-cell office:value-type="float" office:value="0.00127925645359678" calcext:value-type="float">
            <text:p>0,001279</text:p>
          </table:table-cell>
          <table:table-cell office:value-type="float" office:value="0.00126931812796044" calcext:value-type="float">
            <text:p>0,001269</text:p>
          </table:table-cell>
          <table:table-cell office:value-type="float" office:value="0.00151455250486737" calcext:value-type="float">
            <text:p>0,001515</text:p>
          </table:table-cell>
          <table:table-cell office:value-type="float" office:value="0.00155690829530837" calcext:value-type="float">
            <text:p>0,0015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46" office:value-type="float" office:value="0.9577431" calcext:value-type="float">
            <text:p>0,957743</text:p>
          </table:table-cell>
          <table:table-cell office:value-type="float" office:value="0.9556231" calcext:value-type="float">
            <text:p>0,955623</text:p>
          </table:table-cell>
          <table:table-cell table:style-name="ce46" office:value-type="float" office:value="0.0019333855" calcext:value-type="float">
            <text:p>0,001933</text:p>
          </table:table-cell>
          <table:table-cell office:value-type="float" office:value="0.0019778455" calcext:value-type="float">
            <text:p>0,001978</text:p>
          </table:table-cell>
          <table:table-cell office:value-type="float" office:value="0.99902" calcext:value-type="float">
            <text:p>0,999020</text:p>
          </table:table-cell>
          <table:table-cell table:style-name="ce46" office:value-type="float" office:value="0.9990212" calcext:value-type="float">
            <text:p>0,999021</text:p>
          </table:table-cell>
        </table:table-row>
        <table:table-row table:style-name="ro1">
          <table:covered-table-cell table:style-name="Default"/>
          <table:table-cell office:value-type="float" office:value="0.00542099670632624" calcext:value-type="float">
            <text:p>0,005421</text:p>
          </table:table-cell>
          <table:table-cell office:value-type="float" office:value="0.0050939856782288" calcext:value-type="float">
            <text:p>0,005094</text:p>
          </table:table-cell>
          <table:table-cell office:value-type="float" office:value="0.000965262984834832" calcext:value-type="float">
            <text:p>0,000965</text:p>
          </table:table-cell>
          <table:table-cell office:value-type="float" office:value="0.000935241531890158" calcext:value-type="float">
            <text:p>0,000935</text:p>
          </table:table-cell>
          <table:table-cell office:value-type="float" office:value="0.0017203129947774" calcext:value-type="float">
            <text:p>0,001720</text:p>
          </table:table-cell>
          <table:table-cell office:value-type="float" office:value="0.00152835406892514" calcext:value-type="float">
            <text:p>0,00152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office:value-type="float" office:value="0.9118219" calcext:value-type="float">
            <text:p>0,911822</text:p>
          </table:table-cell>
          <table:table-cell table:style-name="ce46" office:value-type="float" office:value="0.9131571" calcext:value-type="float">
            <text:p>0,913157</text:p>
          </table:table-cell>
          <table:table-cell office:value-type="float" office:value="0.005703513" calcext:value-type="float">
            <text:p>0,005704</text:p>
          </table:table-cell>
          <table:table-cell table:style-name="ce46" office:value-type="float" office:value="0.00568501" calcext:value-type="float">
            <text:p>0,005685</text:p>
          </table:table-cell>
          <table:table-cell office:value-type="float" office:value="1.009545" calcext:value-type="float">
            <text:p>1,009545</text:p>
          </table:table-cell>
          <table:table-cell table:style-name="ce46" office:value-type="float" office:value="1.00985" calcext:value-type="float">
            <text:p>1,009850</text:p>
          </table:table-cell>
        </table:table-row>
        <table:table-row table:style-name="ro1">
          <table:covered-table-cell table:style-name="Default"/>
          <table:table-cell office:value-type="float" office:value="0.00803246210635318" calcext:value-type="float">
            <text:p>0,008032</text:p>
          </table:table-cell>
          <table:table-cell office:value-type="float" office:value="0.00802134959280543" calcext:value-type="float">
            <text:p>0,008021</text:p>
          </table:table-cell>
          <table:table-cell office:value-type="float" office:value="0.00176666309079037" calcext:value-type="float">
            <text:p>0,001767</text:p>
          </table:table-cell>
          <table:table-cell office:value-type="float" office:value="0.0017689919105468" calcext:value-type="float">
            <text:p>0,001769</text:p>
          </table:table-cell>
          <table:table-cell office:value-type="float" office:value="0.000878490182073766" calcext:value-type="float">
            <text:p>0,000878</text:p>
          </table:table-cell>
          <table:table-cell office:value-type="float" office:value="0.000875671171159577" calcext:value-type="float">
            <text:p>0,00087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office:value-type="float" office:value="0.8494254" calcext:value-type="float">
            <text:p>0,849425</text:p>
          </table:table-cell>
          <table:table-cell table:style-name="ce46" office:value-type="float" office:value="0.8516208" calcext:value-type="float">
            <text:p>0,851621</text:p>
          </table:table-cell>
          <table:table-cell office:value-type="float" office:value="0.02002235" calcext:value-type="float">
            <text:p>0,020022</text:p>
          </table:table-cell>
          <table:table-cell table:style-name="ce46" office:value-type="float" office:value="0.0189438" calcext:value-type="float">
            <text:p>0,018944</text:p>
          </table:table-cell>
          <table:table-cell office:value-type="float" office:value="1.008412" calcext:value-type="float">
            <text:p>1,008412</text:p>
          </table:table-cell>
          <table:table-cell table:style-name="ce46" office:value-type="float" office:value="1.008491" calcext:value-type="float">
            <text:p>1,008491</text:p>
          </table:table-cell>
        </table:table-row>
        <table:table-row table:style-name="ro1">
          <table:covered-table-cell table:style-name="Default"/>
          <table:table-cell office:value-type="float" office:value="0.00371404085061003" calcext:value-type="float">
            <text:p>0,003714</text:p>
          </table:table-cell>
          <table:table-cell office:value-type="float" office:value="0.00483329487616883" calcext:value-type="float">
            <text:p>0,004833</text:p>
          </table:table-cell>
          <table:table-cell office:value-type="float" office:value="0.00289446082690715" calcext:value-type="float">
            <text:p>0,002894</text:p>
          </table:table-cell>
          <table:table-cell office:value-type="float" office:value="0.00355112507524024" calcext:value-type="float">
            <text:p>0,003551</text:p>
          </table:table-cell>
          <table:table-cell office:value-type="float" office:value="0.00165341948700264" calcext:value-type="float">
            <text:p>0,001653</text:p>
          </table:table-cell>
          <table:table-cell office:value-type="float" office:value="0.0010289261392345" calcext:value-type="float">
            <text:p>0,0010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46" office:value-type="float" office:value="0.858692" calcext:value-type="float">
            <text:p>0,858692</text:p>
          </table:table-cell>
          <table:table-cell office:value-type="float" office:value="0.8578748" calcext:value-type="float">
            <text:p>0,857875</text:p>
          </table:table-cell>
          <table:table-cell table:style-name="ce46" office:value-type="float" office:value="0.01347119" calcext:value-type="float">
            <text:p>0,013471</text:p>
          </table:table-cell>
          <table:table-cell office:value-type="float" office:value="0.0136327" calcext:value-type="float">
            <text:p>0,013633</text:p>
          </table:table-cell>
          <table:table-cell table:style-name="ce46" office:value-type="float" office:value="1.007845" calcext:value-type="float">
            <text:p>1,007845</text:p>
          </table:table-cell>
          <table:table-cell office:value-type="float" office:value="1.007732" calcext:value-type="float">
            <text:p>1,007732</text:p>
          </table:table-cell>
        </table:table-row>
        <table:table-row table:style-name="ro1">
          <table:covered-table-cell table:style-name="Default"/>
          <table:table-cell office:value-type="float" office:value="0.00479661455612185" calcext:value-type="float">
            <text:p>0,004797</text:p>
          </table:table-cell>
          <table:table-cell office:value-type="float" office:value="0.00439224994279696" calcext:value-type="float">
            <text:p>0,004392</text:p>
          </table:table-cell>
          <table:table-cell office:value-type="float" office:value="0.00157520226158421" calcext:value-type="float">
            <text:p>0,001575</text:p>
          </table:table-cell>
          <table:table-cell office:value-type="float" office:value="0.00149123038327416" calcext:value-type="float">
            <text:p>0,001491</text:p>
          </table:table-cell>
          <table:table-cell office:value-type="float" office:value="0.00168817801194069" calcext:value-type="float">
            <text:p>0,001688</text:p>
          </table:table-cell>
          <table:table-cell office:value-type="float" office:value="0.00141952668167953" calcext:value-type="float">
            <text:p>0,0014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office:value-type="float" office:value="0.8803556" calcext:value-type="float">
            <text:p>0,880356</text:p>
          </table:table-cell>
          <table:table-cell table:style-name="ce46" office:value-type="float" office:value="0.8805421" calcext:value-type="float">
            <text:p>0,880542</text:p>
          </table:table-cell>
          <table:table-cell office:value-type="float" office:value="0.008397651" calcext:value-type="float">
            <text:p>0,008398</text:p>
          </table:table-cell>
          <table:table-cell table:style-name="ce46" office:value-type="float" office:value="0.008366334" calcext:value-type="float">
            <text:p>0,008366</text:p>
          </table:table-cell>
          <table:table-cell table:style-name="ce46" office:value-type="float" office:value="1.005304" calcext:value-type="float">
            <text:p>1,005304</text:p>
          </table:table-cell>
          <table:table-cell office:value-type="float" office:value="1.004905" calcext:value-type="float">
            <text:p>1,004905</text:p>
          </table:table-cell>
        </table:table-row>
        <table:table-row table:style-name="ro1">
          <table:covered-table-cell table:style-name="Default"/>
          <table:table-cell office:value-type="float" office:value="0.00265047860583707" calcext:value-type="float">
            <text:p>0,002650</text:p>
          </table:table-cell>
          <table:table-cell office:value-type="float" office:value="0.00395542107619403" calcext:value-type="float">
            <text:p>0,003955</text:p>
          </table:table-cell>
          <table:table-cell office:value-type="float" office:value="0.000878082359115021" calcext:value-type="float">
            <text:p>0,000878</text:p>
          </table:table-cell>
          <table:table-cell office:value-type="float" office:value="0.000899779307243726" calcext:value-type="float">
            <text:p>0,000900</text:p>
          </table:table-cell>
          <table:table-cell office:value-type="float" office:value="0.000792996847408625" calcext:value-type="float">
            <text:p>0,000793</text:p>
          </table:table-cell>
          <table:table-cell office:value-type="float" office:value="0.000874005148726236" calcext:value-type="float">
            <text:p>0,00087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46" office:value-type="float" office:value="0.8519579" calcext:value-type="float">
            <text:p>0,851958</text:p>
          </table:table-cell>
          <table:table-cell office:value-type="float" office:value="0.8493338" calcext:value-type="float">
            <text:p>0,849334</text:p>
          </table:table-cell>
          <table:table-cell table:style-name="ce46" office:value-type="float" office:value="0.01815622" calcext:value-type="float">
            <text:p>0,018156</text:p>
          </table:table-cell>
          <table:table-cell office:value-type="float" office:value="0.0183243" calcext:value-type="float">
            <text:p>0,018324</text:p>
          </table:table-cell>
          <table:table-cell table:style-name="ce46" office:value-type="float" office:value="1.03501" calcext:value-type="float">
            <text:p>1,035010</text:p>
          </table:table-cell>
          <table:table-cell office:value-type="float" office:value="1.031642" calcext:value-type="float">
            <text:p>1,031642</text:p>
          </table:table-cell>
        </table:table-row>
        <table:table-row table:style-name="ro1">
          <table:covered-table-cell table:style-name="Default"/>
          <table:table-cell office:value-type="float" office:value="0.00922881123926588" calcext:value-type="float">
            <text:p>0,009229</text:p>
          </table:table-cell>
          <table:table-cell office:value-type="float" office:value="0.00697684683506811" calcext:value-type="float">
            <text:p>0,006977</text:p>
          </table:table-cell>
          <table:table-cell office:value-type="float" office:value="0.00357291788844916" calcext:value-type="float">
            <text:p>0,003573</text:p>
          </table:table-cell>
          <table:table-cell office:value-type="float" office:value="0.00259695121902588" calcext:value-type="float">
            <text:p>0,002597</text:p>
          </table:table-cell>
          <table:table-cell office:value-type="float" office:value="0.00587234195189622" calcext:value-type="float">
            <text:p>0,005872</text:p>
          </table:table-cell>
          <table:table-cell office:value-type="float" office:value="0.00446473918611156" calcext:value-type="float">
            <text:p>0,00446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office:value-type="float" office:value="0.8031807" calcext:value-type="float">
            <text:p>0,803181</text:p>
          </table:table-cell>
          <table:table-cell table:style-name="ce46" office:value-type="float" office:value="0.8054706" calcext:value-type="float">
            <text:p>0,805471</text:p>
          </table:table-cell>
          <table:table-cell office:value-type="float" office:value="0.02148571" calcext:value-type="float">
            <text:p>0,021486</text:p>
          </table:table-cell>
          <table:table-cell table:style-name="ce46" office:value-type="float" office:value="0.02108852" calcext:value-type="float">
            <text:p>0,021089</text:p>
          </table:table-cell>
          <table:table-cell table:style-name="ce46" office:value-type="float" office:value="1.015157" calcext:value-type="float">
            <text:p>1,015157</text:p>
          </table:table-cell>
          <table:table-cell office:value-type="float" office:value="1.014947" calcext:value-type="float">
            <text:p>1,014947</text:p>
          </table:table-cell>
        </table:table-row>
        <table:table-row table:style-name="ro1">
          <table:covered-table-cell table:style-name="Default"/>
          <table:table-cell office:value-type="float" office:value="0.00448567379665531" calcext:value-type="float">
            <text:p>0,004486</text:p>
          </table:table-cell>
          <table:table-cell office:value-type="float" office:value="0.00475057918995151" calcext:value-type="float">
            <text:p>0,004751</text:p>
          </table:table-cell>
          <table:table-cell office:value-type="float" office:value="0.00217189459663677" calcext:value-type="float">
            <text:p>0,002172</text:p>
          </table:table-cell>
          <table:table-cell office:value-type="float" office:value="0.00176911309180617" calcext:value-type="float">
            <text:p>0,001769</text:p>
          </table:table-cell>
          <table:table-cell office:value-type="float" office:value="0.0023392821548501" calcext:value-type="float">
            <text:p>0,002339</text:p>
          </table:table-cell>
          <table:table-cell office:value-type="float" office:value="0.00225640887252286" calcext:value-type="float">
            <text:p>0,00225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office:value-type="float" office:value="0.8150019" calcext:value-type="float">
            <text:p>0,815002</text:p>
          </table:table-cell>
          <table:table-cell table:style-name="ce46" office:value-type="float" office:value="0.8154773" calcext:value-type="float">
            <text:p>0,815477</text:p>
          </table:table-cell>
          <table:table-cell table:style-name="ce46" office:value-type="float" office:value="0.0171475" calcext:value-type="float">
            <text:p>0,017148</text:p>
          </table:table-cell>
          <table:table-cell office:value-type="float" office:value="0.01717462" calcext:value-type="float">
            <text:p>0,017175</text:p>
          </table:table-cell>
          <table:table-cell table:style-name="ce46" office:value-type="float" office:value="1.013227" calcext:value-type="float">
            <text:p>1,013227</text:p>
          </table:table-cell>
          <table:table-cell office:value-type="float" office:value="1.012689" calcext:value-type="float">
            <text:p>1,012689</text:p>
          </table:table-cell>
        </table:table-row>
        <table:table-row table:style-name="ro1">
          <table:covered-table-cell table:style-name="Default"/>
          <table:table-cell office:value-type="float" office:value="0.00495415848454608" calcext:value-type="float">
            <text:p>0,004954</text:p>
          </table:table-cell>
          <table:table-cell office:value-type="float" office:value="0.00336185008737748" calcext:value-type="float">
            <text:p>0,003362</text:p>
          </table:table-cell>
          <table:table-cell office:value-type="float" office:value="0.00216299869810409" calcext:value-type="float">
            <text:p>0,002163</text:p>
          </table:table-cell>
          <table:table-cell office:value-type="float" office:value="0.00221683465725344" calcext:value-type="float">
            <text:p>0,002217</text:p>
          </table:table-cell>
          <table:table-cell office:value-type="float" office:value="0.00162989600895274" calcext:value-type="float">
            <text:p>0,001630</text:p>
          </table:table-cell>
          <table:table-cell office:value-type="float" office:value="0.00215698145564583" calcext:value-type="float">
            <text:p>0,0021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46" office:value-type="float" office:value="0.8336683" calcext:value-type="float">
            <text:p>0,833668</text:p>
          </table:table-cell>
          <table:table-cell office:value-type="float" office:value="0.8313343" calcext:value-type="float">
            <text:p>0,831334</text:p>
          </table:table-cell>
          <table:table-cell table:style-name="ce46" office:value-type="float" office:value="0.010989245" calcext:value-type="float">
            <text:p>0,010989</text:p>
          </table:table-cell>
          <table:table-cell office:value-type="float" office:value="0.01122997" calcext:value-type="float">
            <text:p>0,011230</text:p>
          </table:table-cell>
          <table:table-cell office:value-type="float" office:value="1.013472" calcext:value-type="float">
            <text:p>1,013472</text:p>
          </table:table-cell>
          <table:table-cell table:style-name="ce46" office:value-type="float" office:value="1.013705" calcext:value-type="float">
            <text:p>1,013705</text:p>
          </table:table-cell>
        </table:table-row>
        <table:table-row table:style-name="ro1">
          <table:covered-table-cell table:style-name="Default"/>
          <table:table-cell office:value-type="float" office:value="0.00573326174267318" calcext:value-type="float">
            <text:p>0,005733</text:p>
          </table:table-cell>
          <table:table-cell office:value-type="float" office:value="0.00515666729681098" calcext:value-type="float">
            <text:p>0,005157</text:p>
          </table:table-cell>
          <table:table-cell office:value-type="float" office:value="0.00137245855574039" calcext:value-type="float">
            <text:p>0,001372</text:p>
          </table:table-cell>
          <table:table-cell office:value-type="float" office:value="0.00154894171168576" calcext:value-type="float">
            <text:p>0,001549</text:p>
          </table:table-cell>
          <table:table-cell office:value-type="float" office:value="0.00173224594096798" calcext:value-type="float">
            <text:p>0,001732</text:p>
          </table:table-cell>
          <table:table-cell office:value-type="float" office:value="0.00190611778229993" calcext:value-type="float">
            <text:p>0,00190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6" office:value-type="float" office:value="0.886567058333333" calcext:value-type="float">
            <text:p>0,886567</text:p>
          </table:table-cell>
          <table:table-cell office:value-type="float" office:value="0.886270666666667" calcext:value-type="float">
            <text:p>0,886271</text:p>
          </table:table-cell>
          <table:table-cell office:value-type="float" office:value="0.0107893993166667" calcext:value-type="float">
            <text:p>0,010789</text:p>
          </table:table-cell>
          <table:table-cell table:style-name="ce46" office:value-type="float" office:value="0.01070813725" calcext:value-type="float">
            <text:p>0,010708</text:p>
          </table:table-cell>
          <table:table-cell table:style-name="ce46" office:value-type="float" office:value="1.008804825" calcext:value-type="float">
            <text:p>1,008805</text:p>
          </table:table-cell>
          <table:table-cell office:value-type="float" office:value="1.00846545833333" calcext:value-type="float">
            <text:p>1,008465</text:p>
          </table:table-cell>
        </table:table-row>
        <table:table-row table:style-name="ro1">
          <table:covered-table-cell table:style-name="Default"/>
          <table:table-cell office:value-type="float" office:value="0.0579390163321597" calcext:value-type="float">
            <text:p>0,057939</text:p>
          </table:table-cell>
          <table:table-cell office:value-type="float" office:value="0.0574616275041198" calcext:value-type="float">
            <text:p>0,057462</text:p>
          </table:table-cell>
          <table:table-cell office:value-type="float" office:value="0.00707632728863331" calcext:value-type="float">
            <text:p>0,007076</text:p>
          </table:table-cell>
          <table:table-cell office:value-type="float" office:value="0.00692189387576926" calcext:value-type="float">
            <text:p>0,006922</text:p>
          </table:table-cell>
          <table:table-cell office:value-type="float" office:value="0.00997295498140054" calcext:value-type="float">
            <text:p>0,009973</text:p>
          </table:table-cell>
          <table:table-cell office:value-type="float" office:value="0.00918340192584411" calcext:value-type="float">
            <text:p>0,009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1-06T20:45:41.449407962</dc:date>
    <meta:editing-duration>PT55M27S</meta:editing-duration>
    <meta:editing-cycles>9</meta:editing-cycles>
    <meta:generator>LibreOffice/7.3.7.2$Linux_X86_64 LibreOffice_project/30$Build-2</meta:generator>
    <meta:document-statistic meta:table-count="4" meta:cell-count="863" meta:object-count="0"/>
  </office:meta>
</office:document-meta>
</file>